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71BC5640A47DD3D4.jpg" manifest:media-type="image/jpeg"/>
  <manifest:file-entry manifest:full-path="Pictures/10000000000000280000003243E464A9265D3B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6"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4" svg:font-family="FreeSans"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5" svg:font-family="FreeSans"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17.013cm" fo:margin-left="0cm" table:align="left" style:may-break-between-rows="true" style:writing-mode="lr-tb"/>
    </style:style>
    <style:style style:name="Table5.A" style:family="table-column">
      <style:table-column-properties style:column-width="5.9cm"/>
    </style:style>
    <style:style style:name="Table5.B" style:family="table-column">
      <style:table-column-properties style:column-width="11.113cm"/>
    </style:style>
    <style:style style:name="Table5.A1" style:family="table-cell">
      <style:table-cell-properties fo:background-color="#ffffff" fo:padding-left="0.095cm" fo:padding-right="0.095cm" fo:padding-top="0cm" fo:padding-bottom="0cm" fo:border="0.05pt solid #000000" fo:vertical-align="top">
        <style:background-image/>
      </style:table-cell-properties>
    </style:style>
    <style:style style:name="Table5.A5" style:family="table-cell">
      <style:table-cell-properties fo:background-color="#ffffff"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1"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3"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4"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1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17"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18" style:family="paragraph" style:parent-style-name="Standard">
      <style:paragraph-properties fo:line-height="150%" fo:text-align="start" style:justify-single-word="false"/>
      <style:text-properties fo:color="#000000" style:font-name="FreeSans" fo:font-size="14pt" officeooo:rsid="00600160" officeooo:paragraph-rsid="008af690" style:font-size-asian="14pt" style:font-size-complex="14pt"/>
    </style:style>
    <style:style style:name="P1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20" style:family="paragraph" style:parent-style-name="Standard">
      <style:paragraph-properties fo:line-height="150%" fo:text-align="start" style:justify-single-word="false"/>
      <style:text-properties fo:color="#000000" style:font-name="FreeSans" fo:font-size="14pt" officeooo:rsid="00968d44" officeooo:paragraph-rsid="00968d44" style:font-size-asian="14pt" style:font-size-complex="14pt"/>
    </style:style>
    <style:style style:name="P21" style:family="paragraph" style:parent-style-name="Standard">
      <style:paragraph-properties fo:line-height="150%" fo:text-align="start" style:justify-single-word="false"/>
      <style:text-properties fo:color="#000000" style:font-name="FreeSans" fo:font-size="14pt" officeooo:rsid="004bfe47" officeooo:paragraph-rsid="004bfe47" style:font-size-asian="12.25pt" style:font-size-complex="14pt"/>
    </style:style>
    <style:style style:name="P22"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2.25pt" style:font-size-complex="14pt"/>
    </style:style>
    <style:style style:name="P23" style:family="paragraph" style:parent-style-name="Standard">
      <style:paragraph-properties fo:line-height="150%" fo:text-align="start" style:justify-single-word="false"/>
      <style:text-properties fo:color="#000000" style:font-name="FreeSans" fo:font-size="14pt" officeooo:paragraph-rsid="004bfe47"/>
    </style:style>
    <style:style style:name="P24" style:family="paragraph" style:parent-style-name="Standard">
      <style:paragraph-properties fo:line-height="150%" fo:text-align="center" style:justify-single-word="false"/>
      <style:text-properties fo:color="#000000" style:font-name="FreeSans" fo:font-size="12pt" officeooo:rsid="01973695" officeooo:paragraph-rsid="00499102" style:font-size-asian="12pt" style:font-name-complex="FreeSans" style:font-size-complex="12pt"/>
    </style:style>
    <style:style style:name="P25"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20daf71" officeooo:paragraph-rsid="00600160" style:font-size-asian="12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968d44" officeooo:paragraph-rsid="00968d44" style:font-size-asian="12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0a4e829" officeooo:paragraph-rsid="00499102"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0702f17" officeooo:paragraph-rsid="00702f17"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7" style:family="paragraph" style:parent-style-name="Standard">
      <style:paragraph-properties fo:line-height="150%" fo:text-align="start" style:justify-single-word="false"/>
      <style:text-properties fo:color="#000000" style:font-name="FreeSans" fo:font-size="12pt" officeooo:rsid="01c3abb9" officeooo:paragraph-rsid="009219fc" style:font-size-asian="10.5pt" style:font-size-complex="12pt"/>
    </style:style>
    <style:style style:name="P38" style:family="paragraph" style:parent-style-name="Standard">
      <style:paragraph-properties fo:line-height="150%" fo:text-align="start" style:justify-single-word="false"/>
      <style:text-properties fo:color="#000000" style:font-name="FreeSans" fo:font-size="12pt" officeooo:rsid="01c3abb9" officeooo:paragraph-rsid="0094d0a0" style:font-size-asian="10.5pt" style:font-size-complex="12pt"/>
    </style:style>
    <style:style style:name="P39"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size-complex="12pt"/>
    </style:style>
    <style:style style:name="P40" style:family="paragraph" style:parent-style-name="Standard">
      <style:paragraph-properties fo:line-height="150%" fo:text-align="start" style:justify-single-word="false"/>
      <style:text-properties fo:color="#000000" style:font-name="FreeSans" fo:font-size="12pt" officeooo:rsid="009219fc" officeooo:paragraph-rsid="009219fc" style:font-size-asian="10.5pt" style:font-size-complex="12pt"/>
    </style:style>
    <style:style style:name="P41" style:family="paragraph" style:parent-style-name="Standard">
      <style:paragraph-properties fo:line-height="150%" fo:text-align="start" style:justify-single-word="false"/>
      <style:text-properties fo:color="#000000" style:font-name="FreeSans" fo:font-size="12pt" officeooo:rsid="009219fc" officeooo:paragraph-rsid="0094d0a0" style:font-size-asian="10.5pt" style:font-size-complex="12pt"/>
    </style:style>
    <style:style style:name="P4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43"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name-complex="FreeSans" style:font-size-complex="12pt"/>
    </style:style>
    <style:style style:name="P44" style:family="paragraph" style:parent-style-name="Standard">
      <style:paragraph-properties fo:line-height="150%" fo:text-align="start" style:justify-single-word="false"/>
      <style:text-properties fo:color="#000000" style:font-name="FreeSans" fo:font-size="12pt" officeooo:rsid="0168e03b" officeooo:paragraph-rsid="00359a7a" fo:background-color="transparent" style:font-size-asian="10.5pt" style:font-size-complex="12pt"/>
    </style:style>
    <style:style style:name="P45"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46" style:family="paragraph" style:parent-style-name="Standard">
      <style:paragraph-properties fo:line-height="150%" fo:text-align="center" style:justify-single-word="false"/>
      <style:text-properties fo:color="#000000" style:font-name="FreeSans" fo:font-size="16pt" officeooo:rsid="01973695" officeooo:paragraph-rsid="00191055" style:font-size-asian="16pt" style:font-size-complex="16pt"/>
    </style:style>
    <style:style style:name="P47" style:family="paragraph" style:parent-style-name="Standard">
      <style:paragraph-properties fo:line-height="150%" fo:text-align="center" style:justify-single-word="false"/>
      <style:text-properties fo:color="#000000" style:font-name="FreeSans" fo:font-size="16pt" fo:font-weight="normal" officeooo:rsid="00944394" officeooo:paragraph-rsid="00499102" style:font-size-asian="16pt" style:font-weight-asian="normal" style:font-size-complex="16pt" style:font-weight-complex="normal"/>
    </style:style>
    <style:style style:name="P48"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50"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Calibri" style:font-name-complex="Calibri"/>
    </style:style>
    <style:style style:name="P51"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FreeSans6" style:font-name-complex="FreeSans6"/>
    </style:style>
    <style:style style:name="P52" style:family="paragraph" style:parent-style-name="Standard">
      <style:paragraph-properties fo:line-height="100%" fo:text-align="start" style:justify-single-word="false"/>
      <style:text-properties style:use-window-font-color="true" style:font-name="FreeSans" fo:font-size="11pt" fo:font-weight="normal" officeooo:rsid="009583c5" officeooo:paragraph-rsid="004bfe47" fo:background-color="transparent" style:font-name-asian="FreeSans6" style:font-name-complex="FreeSans6"/>
    </style:style>
    <style:style style:name="P53" style:family="paragraph" style:parent-style-name="Text_20_body">
      <style:paragraph-properties fo:margin-top="0.199cm" fo:margin-bottom="0.499cm" loext:contextual-spacing="false"/>
      <style:text-properties officeooo:rsid="0040382b" officeooo:paragraph-rsid="0040382b"/>
    </style:style>
    <style:style style:name="P54"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5"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7"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8"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9"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60"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61" style:family="paragraph" style:parent-style-name="Standard">
      <style:paragraph-properties fo:line-height="150%" style:shadow="none"/>
      <style:text-properties fo:color="#000000" style:font-name="FreeSans" fo:font-size="11pt" officeooo:rsid="008dc54d" officeooo:paragraph-rsid="008dc54d" style:font-size-asian="11pt" style:font-size-complex="11pt"/>
    </style:style>
    <style:style style:name="P62" style:family="paragraph" style:parent-style-name="Standard">
      <style:paragraph-properties fo:margin-left="0cm" fo:margin-right="0cm" fo:line-height="150%" fo:text-align="start" style:justify-single-word="false" fo:text-indent="0cm" style:auto-text-indent="false" style:shadow="none">
        <style:tab-stops/>
      </style:paragraph-properties>
      <style:text-properties fo:color="#000000" style:font-name="FreeSans" fo:font-size="11pt" officeooo:paragraph-rsid="0040382b" style:font-size-asian="11pt" style:font-size-complex="11pt"/>
    </style:style>
    <style:style style:name="P63"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64" style:family="paragraph" style:parent-style-name="Text_20_body">
      <style:paragraph-properties fo:margin-left="0cm" fo:margin-right="0cm" fo:margin-top="0cm" fo:margin-bottom="0.212cm" loext:contextual-spacing="false" fo:line-height="150%" fo:text-align="center" style:justify-single-word="false" fo:text-indent="0cm" style:auto-text-indent="false">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65"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ab-stops/>
      </style:paragraph-properties>
      <style:text-properties style:use-window-font-color="true" style:font-name="FreeSans" fo:font-size="11pt" fo:font-weight="normal" officeooo:rsid="005b58a2" officeooo:paragraph-rsid="004bfe47" fo:background-color="transparent" style:font-name-asian="Calibri" style:font-size-asian="12.25pt" style:font-name-complex="Calibri" style:font-size-complex="14pt"/>
    </style:style>
    <style:style style:name="P66"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7a8617" officeooo:paragraph-rsid="007a8617" style:font-size-asian="12.25pt" style:font-name-complex="FreeSans" style:font-size-complex="14pt"/>
    </style:style>
    <style:style style:name="P67"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906ac0" officeooo:paragraph-rsid="00906ac0" style:font-size-asian="12.25pt" style:font-name-complex="FreeSans" style:font-size-complex="14pt"/>
    </style:style>
    <style:style style:name="P68"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9f4c91" officeooo:paragraph-rsid="009f4c91" style:font-size-asian="14pt" style:font-size-complex="14pt"/>
    </style:style>
    <style:style style:name="P69"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499102" style:font-size-asian="10.5pt" style:font-size-complex="12pt"/>
    </style:style>
    <style:style style:name="P70"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359a7a" style:font-size-asian="10.5pt" style:font-size-complex="12pt"/>
    </style:style>
    <style:style style:name="P71"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97ee96" style:font-size-asian="10.5pt" style:font-size-complex="12pt"/>
    </style:style>
    <style:style style:name="P72"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9f4c91" officeooo:paragraph-rsid="009f4c91" style:font-size-asian="10.5pt" style:font-size-complex="12pt"/>
    </style:style>
    <style:style style:name="P73"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fo:language="en" fo:country="US" officeooo:rsid="00191a91" officeooo:paragraph-rsid="0085bcbb" style:font-size-asian="10.5pt" style:font-size-complex="12pt"/>
    </style:style>
    <style:style style:name="P74" style:family="paragraph" style:parent-style-name="Standard">
      <style:paragraph-properties fo:margin-left="0cm" fo:margin-right="0cm" fo:line-height="150%" fo:text-align="start" style:justify-single-word="false" fo:text-indent="0cm" style:auto-text-indent="false"/>
      <style:text-properties officeooo:paragraph-rsid="0085bcbb"/>
    </style:style>
    <style:style style:name="P75" style:family="paragraph" style:parent-style-name="Text_20_body">
      <style:paragraph-properties fo:margin-left="1.251cm" fo:margin-right="0cm" fo:margin-top="0.199cm" fo:margin-bottom="0.499cm" loext:contextual-spacing="false" fo:text-indent="0cm" style:auto-text-indent="false"/>
      <style:text-properties officeooo:rsid="00402462" officeooo:paragraph-rsid="00402462"/>
    </style:style>
    <style:style style:name="P76" style:family="paragraph" style:parent-style-name="Text_20_body">
      <style:paragraph-properties fo:margin-left="1.251cm" fo:margin-right="0cm" fo:margin-top="0.199cm" fo:margin-bottom="0.499cm" loext:contextual-spacing="false" fo:text-indent="0cm" style:auto-text-indent="false"/>
      <style:text-properties fo:font-size="11pt" officeooo:rsid="003aa6c2" officeooo:paragraph-rsid="003aa6c2" style:font-size-asian="11pt" style:font-size-complex="11pt"/>
    </style:style>
    <style:style style:name="P77" style:family="paragraph" style:parent-style-name="Text_20_body">
      <style:text-properties fo:font-size="13pt" style:font-size-asian="13pt" style:font-size-complex="13pt"/>
    </style:style>
    <style:style style:name="P78" style:family="paragraph" style:parent-style-name="Text_20_body">
      <style:text-properties fo:font-size="11pt" fo:font-weight="normal" officeooo:rsid="0054e93d" officeooo:paragraph-rsid="00600160" style:font-size-asian="11pt" style:font-weight-asian="normal" style:font-size-complex="11pt" style:font-weight-complex="normal"/>
    </style:style>
    <style:style style:name="P79" style:family="paragraph" style:parent-style-name="Contents_20_2">
      <style:paragraph-properties>
        <style:tab-stops>
          <style:tab-stop style:position="17.503cm" style:type="right" style:leader-style="dotted" style:leader-text="."/>
        </style:tab-stops>
      </style:paragraph-properties>
      <style:text-properties style:font-name="FreeSans\"/>
    </style:style>
    <style:style style:name="P80" style:family="paragraph" style:parent-style-name="Contents_20_3">
      <style:paragraph-properties>
        <style:tab-stops>
          <style:tab-stop style:position="17.004cm" style:type="right" style:leader-style="dotted" style:leader-text="."/>
        </style:tab-stops>
      </style:paragraph-properties>
      <style:text-properties style:font-name="FreeSans\"/>
    </style:style>
    <style:style style:name="P81" style:family="paragraph" style:parent-style-name="Contents_20_1">
      <style:paragraph-properties>
        <style:tab-stops>
          <style:tab-stop style:position="18.002cm" style:type="right" style:leader-style="dotted" style:leader-text="."/>
        </style:tab-stops>
      </style:paragraph-properties>
      <style:text-properties style:font-name="FreeSans\"/>
    </style:style>
    <style:style style:name="P82"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83"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84" style:family="paragraph" style:parent-style-name="Standard" style:list-style-name="L1">
      <style:paragraph-properties fo:margin-top="0.199cm" fo:margin-bottom="0.499cm" loext:contextual-spacing="false" fo:line-height="100%" fo:text-align="justify" style:justify-single-word="false"/>
      <style:text-properties style:use-window-font-color="true" style:font-name="FreeSans" fo:font-size="11pt" fo:font-weight="normal" officeooo:rsid="0038a5a2" officeooo:paragraph-rsid="008c5589" fo:background-color="transparent" style:font-name-asian="FreeSans6" style:font-size-asian="11pt" style:font-name-complex="FreeSans6" style:font-size-complex="11pt"/>
    </style:style>
    <style:style style:name="P85" style:family="paragraph" style:parent-style-name="Text_20_body" style:master-page-name="SF_20_default">
      <style:paragraph-properties style:page-number="auto"/>
      <style:text-properties fo:font-size="13pt" officeooo:paragraph-rsid="00600160" style:font-size-asian="13pt" style:font-size-complex="13pt"/>
    </style:style>
    <style:style style:name="P86" style:family="paragraph" style:parent-style-name="Text_20_body" style:list-style-name="L1">
      <style:text-properties fo:font-size="11pt" fo:font-weight="normal" officeooo:rsid="0054e93d" officeooo:paragraph-rsid="0054e93d" style:font-size-asian="11pt" style:font-weight-asian="normal" style:font-size-complex="11pt" style:font-weight-complex="normal"/>
    </style:style>
    <style:style style:name="P87"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88" style:family="paragraph" style:parent-style-name="Text_20_body" style:list-style-name="L1">
      <style:paragraph-properties fo:margin-top="0.199cm" fo:margin-bottom="0.499cm" loext:contextual-spacing="false"/>
      <style:text-properties fo:font-size="11pt" officeooo:rsid="00371299" officeooo:paragraph-rsid="0071b6ad" style:font-size-asian="11pt" style:font-size-complex="11pt"/>
    </style:style>
    <style:style style:name="P89" style:family="paragraph" style:parent-style-name="Text_20_body" style:list-style-name="L1">
      <style:paragraph-properties fo:margin-top="0.199cm" fo:margin-bottom="0.499cm" loext:contextual-spacing="false"/>
      <style:text-properties fo:font-size="11pt" officeooo:rsid="00371299" officeooo:paragraph-rsid="00371299" style:font-size-asian="11pt" style:font-size-complex="11pt"/>
    </style:style>
    <style:style style:name="P90" style:family="paragraph" style:parent-style-name="Text_20_body" style:list-style-name="L1">
      <style:paragraph-properties fo:margin-top="0.199cm" fo:margin-bottom="0.499cm" loext:contextual-spacing="false"/>
      <style:text-properties fo:font-size="11pt" officeooo:rsid="0038a5a2" officeooo:paragraph-rsid="0038a5a2" style:font-size-asian="11pt" style:font-size-complex="11pt"/>
    </style:style>
    <style:style style:name="P91" style:family="paragraph" style:parent-style-name="Text_20_body" style:list-style-name="L1">
      <style:paragraph-properties fo:margin-top="0.199cm" fo:margin-bottom="0.499cm" loext:contextual-spacing="false"/>
      <style:text-properties fo:font-size="11pt" officeooo:rsid="0038a5a2" officeooo:paragraph-rsid="0066197a" style:font-size-asian="11pt" style:font-size-complex="11pt"/>
    </style:style>
    <style:style style:name="P92" style:family="paragraph" style:parent-style-name="Text_20_body" style:list-style-name="L1">
      <style:paragraph-properties fo:margin-top="0.199cm" fo:margin-bottom="0.499cm" loext:contextual-spacing="false"/>
      <style:text-properties fo:font-size="11pt" officeooo:rsid="0066197a" officeooo:paragraph-rsid="00730703" style:font-size-asian="11pt" style:font-size-complex="11pt"/>
    </style:style>
    <style:style style:name="P93" style:family="paragraph" style:parent-style-name="Text_20_body" style:list-style-name="L1">
      <style:paragraph-properties fo:margin-top="0.199cm" fo:margin-bottom="0.499cm" loext:contextual-spacing="false"/>
      <style:text-properties fo:font-size="11pt" officeooo:rsid="0038eaa3" officeooo:paragraph-rsid="0038eaa3" style:font-size-asian="11pt" style:font-size-complex="11pt"/>
    </style:style>
    <style:style style:name="P94" style:family="paragraph" style:parent-style-name="Text_20_body" style:list-style-name="L1">
      <style:paragraph-properties fo:margin-top="0.199cm" fo:margin-bottom="0.499cm" loext:contextual-spacing="false"/>
      <style:text-properties fo:font-size="11pt" officeooo:rsid="003aa6c2" officeooo:paragraph-rsid="00730703" style:font-size-asian="11pt" style:font-size-complex="11pt"/>
    </style:style>
    <style:style style:name="P95" style:family="paragraph" style:parent-style-name="Text_20_body" style:list-style-name="L1">
      <style:paragraph-properties fo:margin-top="0.199cm" fo:margin-bottom="0.499cm" loext:contextual-spacing="false"/>
      <style:text-properties fo:font-size="11pt" officeooo:rsid="003aa6c2" officeooo:paragraph-rsid="003aa6c2" style:font-size-asian="11pt" style:font-size-complex="11pt"/>
    </style:style>
    <style:style style:name="P96" style:family="paragraph" style:parent-style-name="Text_20_body" style:list-style-name="L1">
      <style:paragraph-properties fo:margin-top="0.199cm" fo:margin-bottom="0.499cm" loext:contextual-spacing="false"/>
      <style:text-properties fo:font-size="11pt" officeooo:rsid="003aa6c2" officeooo:paragraph-rsid="0066197a" style:font-size-asian="11pt" style:font-size-complex="11pt"/>
    </style:style>
    <style:style style:name="P97" style:family="paragraph" style:parent-style-name="Text_20_body" style:list-style-name="L1">
      <style:paragraph-properties fo:margin-top="0.199cm" fo:margin-bottom="0.499cm" loext:contextual-spacing="false"/>
      <style:text-properties fo:font-size="11pt" officeooo:rsid="003aa6c2" officeooo:paragraph-rsid="0066ebc9" style:font-size-asian="11pt" style:font-size-complex="11pt"/>
    </style:style>
    <style:style style:name="P98" style:family="paragraph" style:parent-style-name="Text_20_body" style:list-style-name="L1">
      <style:paragraph-properties fo:margin-top="0.199cm" fo:margin-bottom="0.499cm" loext:contextual-spacing="false"/>
      <style:text-properties fo:font-size="11pt" officeooo:rsid="003aa6c2" officeooo:paragraph-rsid="0067ad27" style:font-size-asian="11pt" style:font-size-complex="11pt"/>
    </style:style>
    <style:style style:name="P99" style:family="paragraph" style:parent-style-name="Text_20_body" style:list-style-name="L1">
      <style:paragraph-properties fo:margin-top="0.199cm" fo:margin-bottom="0.499cm" loext:contextual-spacing="false"/>
      <style:text-properties fo:font-size="11pt" officeooo:rsid="003aa6c2" officeooo:paragraph-rsid="0068d4f0" style:font-size-asian="11pt" style:font-size-complex="11pt"/>
    </style:style>
    <style:style style:name="P100" style:family="paragraph" style:parent-style-name="Text_20_body" style:list-style-name="L1">
      <style:paragraph-properties fo:margin-top="0.199cm" fo:margin-bottom="0.499cm" loext:contextual-spacing="false"/>
      <style:text-properties fo:font-size="11pt" officeooo:rsid="003f1f06" officeooo:paragraph-rsid="003f1f06" style:font-size-asian="11pt" style:font-size-complex="11pt"/>
    </style:style>
    <style:style style:name="P101" style:family="paragraph" style:parent-style-name="Text_20_body" style:list-style-name="L1">
      <style:paragraph-properties fo:margin-top="0.199cm" fo:margin-bottom="0.499cm" loext:contextual-spacing="false"/>
      <style:text-properties fo:font-size="11pt" officeooo:rsid="0074cebe" officeooo:paragraph-rsid="0074cebe" style:font-size-asian="11pt" style:font-size-complex="11pt"/>
    </style:style>
    <style:style style:name="P102" style:family="paragraph" style:parent-style-name="Text_20_body" style:list-style-name="L1">
      <style:paragraph-properties fo:margin-top="0.199cm" fo:margin-bottom="0.499cm" loext:contextual-spacing="false"/>
      <style:text-properties fo:font-size="11pt" officeooo:rsid="00a691f9" officeooo:paragraph-rsid="00a691f9" style:font-size-asian="11pt" style:font-size-complex="11pt"/>
    </style:style>
    <style:style style:name="P103" style:family="paragraph" style:parent-style-name="Text_20_body" style:list-style-name="L1">
      <style:paragraph-properties fo:margin-top="0.199cm" fo:margin-bottom="0.499cm" loext:contextual-spacing="false"/>
      <style:text-properties fo:font-size="11pt" officeooo:rsid="003f1f06" officeooo:paragraph-rsid="0074cebe" fo:background-color="transparent" style:font-size-asian="11pt" style:font-size-complex="11pt"/>
    </style:style>
    <style:style style:name="P104" style:family="paragraph" style:parent-style-name="Text_20_body" style:list-style-name="L1">
      <style:paragraph-properties fo:margin-top="0.199cm" fo:margin-bottom="0.499cm" loext:contextual-spacing="false"/>
      <style:text-properties fo:font-size="13pt" officeooo:rsid="0038a5a2" officeooo:paragraph-rsid="0038a5a2" style:font-size-asian="13pt" style:font-size-complex="13pt"/>
    </style:style>
    <style:style style:name="P105" style:family="paragraph" style:parent-style-name="Text_20_body" style:list-style-name="L1">
      <style:paragraph-properties fo:margin-top="0.199cm" fo:margin-bottom="0.499cm" loext:contextual-spacing="false"/>
      <style:text-properties fo:font-size="13pt" officeooo:rsid="0038eaa3" officeooo:paragraph-rsid="0038eaa3" style:font-size-asian="13pt" style:font-size-complex="13pt"/>
    </style:style>
    <style:style style:name="P106" style:family="paragraph" style:parent-style-name="Text_20_body" style:list-style-name="L1">
      <style:paragraph-properties fo:margin-top="0.199cm" fo:margin-bottom="0.499cm" loext:contextual-spacing="false"/>
      <style:text-properties fo:font-size="13pt" officeooo:rsid="003aa6c2" officeooo:paragraph-rsid="00730703" style:font-size-asian="13pt" style:font-size-complex="13pt"/>
    </style:style>
    <style:style style:name="P107" style:family="paragraph" style:parent-style-name="Text_20_body" style:list-style-name="L1">
      <style:paragraph-properties fo:margin-top="0.199cm" fo:margin-bottom="0.499cm" loext:contextual-spacing="false"/>
      <style:text-properties fo:font-size="13pt" officeooo:rsid="003aa6c2" officeooo:paragraph-rsid="003aa6c2" style:font-size-asian="13pt" style:font-size-complex="13pt"/>
    </style:style>
    <style:style style:name="P108" style:family="paragraph" style:parent-style-name="Text_20_body" style:list-style-name="L1">
      <style:paragraph-properties fo:margin-top="0.199cm" fo:margin-bottom="0.499cm" loext:contextual-spacing="false"/>
      <style:text-properties fo:font-size="13pt" officeooo:rsid="003da454" officeooo:paragraph-rsid="003da454" style:font-size-asian="13pt" style:font-size-complex="13pt"/>
    </style:style>
    <style:style style:name="P109" style:family="paragraph" style:parent-style-name="Text_20_body" style:list-style-name="L1">
      <style:paragraph-properties fo:margin-top="0.199cm" fo:margin-bottom="0.499cm" loext:contextual-spacing="false"/>
      <style:text-properties fo:font-size="13pt" officeooo:rsid="003f1f06" officeooo:paragraph-rsid="003f1f06" style:font-size-asian="13pt" style:font-size-complex="13pt"/>
    </style:style>
    <style:style style:name="P110" style:family="paragraph" style:parent-style-name="Text_20_body" style:list-style-name="L1">
      <style:paragraph-properties fo:margin-top="0.199cm" fo:margin-bottom="0.499cm" loext:contextual-spacing="false"/>
      <style:text-properties fo:font-size="13pt" officeooo:rsid="00402462" officeooo:paragraph-rsid="00402462" style:font-size-asian="13pt" style:font-size-complex="13pt"/>
    </style:style>
    <style:style style:name="P111" style:family="paragraph" style:parent-style-name="Text_20_body" style:list-style-name="L1">
      <style:paragraph-properties fo:margin-top="0.199cm" fo:margin-bottom="0.499cm" loext:contextual-spacing="false"/>
      <style:text-properties officeooo:rsid="0038a5a2" officeooo:paragraph-rsid="0038a5a2"/>
    </style:style>
    <style:style style:name="P112" style:family="paragraph" style:parent-style-name="Text_20_body" style:list-style-name="L1">
      <style:paragraph-properties fo:margin-top="0.199cm" fo:margin-bottom="0.499cm" loext:contextual-spacing="false"/>
      <style:text-properties style:font-name="FreeSans" fo:font-size="11pt" officeooo:rsid="0038eaa3" officeooo:paragraph-rsid="00730703" style:font-size-asian="11pt" style:font-size-complex="11pt"/>
    </style:style>
    <style:style style:name="P113" style:family="paragraph" style:parent-style-name="Text_20_body" style:list-style-name="L1">
      <style:paragraph-properties fo:margin-top="0.199cm" fo:margin-bottom="0.499cm" loext:contextual-spacing="false"/>
      <style:text-properties style:font-name="FreeSans" fo:font-size="11pt" officeooo:rsid="0065c558" officeooo:paragraph-rsid="00730703" style:font-size-asian="11pt" style:font-size-complex="11pt"/>
    </style:style>
    <style:style style:name="P114" style:family="paragraph" style:parent-style-name="Text_20_body" style:list-style-name="L1">
      <style:paragraph-properties fo:margin-top="0.199cm" fo:margin-bottom="0.499cm" loext:contextual-spacing="false"/>
      <style:text-properties style:font-name="FreeSans" fo:font-size="11pt" officeooo:rsid="003aa6c2" officeooo:paragraph-rsid="004db165" style:font-size-asian="11pt" style:font-size-complex="11pt"/>
    </style:style>
    <style:style style:name="P115" style:family="paragraph" style:parent-style-name="Text_20_body" style:list-style-name="L1">
      <style:paragraph-properties fo:margin-top="0.199cm" fo:margin-bottom="0.499cm" loext:contextual-spacing="false"/>
      <style:text-properties style:font-name="FreeSans" fo:font-size="11pt" officeooo:rsid="003c5b7d" officeooo:paragraph-rsid="004db165" style:font-size-asian="11pt" style:font-size-complex="11pt"/>
    </style:style>
    <style:style style:name="P116" style:family="paragraph" style:parent-style-name="Text_20_body" style:list-style-name="L1">
      <style:paragraph-properties fo:margin-top="0.199cm" fo:margin-bottom="0.499cm" loext:contextual-spacing="false"/>
      <style:text-properties style:font-name="FreeSans" fo:font-size="11pt" officeooo:rsid="00583695" officeooo:paragraph-rsid="004db165" style:font-size-asian="11pt" style:font-size-complex="11pt"/>
    </style:style>
    <style:style style:name="P117" style:family="paragraph" style:parent-style-name="Text_20_body" style:list-style-name="L1">
      <style:paragraph-properties fo:margin-top="0.199cm" fo:margin-bottom="0.499cm" loext:contextual-spacing="false"/>
      <style:text-properties style:font-name="FreeSans" fo:font-size="11pt" officeooo:rsid="004efaef" officeooo:paragraph-rsid="004db165" style:font-size-asian="11pt" style:font-size-complex="11pt"/>
    </style:style>
    <style:style style:name="P118" style:family="paragraph" style:parent-style-name="Text_20_body" style:list-style-name="L1">
      <style:paragraph-properties fo:margin-top="0.199cm" fo:margin-bottom="0.499cm" loext:contextual-spacing="false"/>
      <style:text-properties style:font-name="FreeSans" officeooo:rsid="003c5b7d" officeooo:paragraph-rsid="004db165"/>
    </style:style>
    <style:style style:name="P119" style:family="paragraph" style:parent-style-name="Text_20_body" style:list-style-name="L1">
      <style:paragraph-properties fo:margin-top="0.199cm" fo:margin-bottom="0.499cm" loext:contextual-spacing="false"/>
      <style:text-properties style:font-name="FreeSans" officeooo:rsid="003da454" officeooo:paragraph-rsid="004db165"/>
    </style:style>
    <style:style style:name="P120" style:family="paragraph" style:parent-style-name="Text_20_body" style:list-style-name="L1">
      <style:paragraph-properties fo:margin-top="0.199cm" fo:margin-bottom="0.499cm" loext:contextual-spacing="false"/>
      <style:text-properties style:font-name="FreeSans" officeooo:rsid="00223c59" officeooo:paragraph-rsid="004db165"/>
    </style:style>
    <style:style style:name="P121" style:family="paragraph" style:parent-style-name="Text_20_body" style:list-style-name="L1">
      <style:paragraph-properties fo:margin-top="0.199cm" fo:margin-bottom="0.499cm" loext:contextual-spacing="false"/>
      <style:text-properties officeooo:rsid="003da454" officeooo:paragraph-rsid="003da454"/>
    </style:style>
    <style:style style:name="P122" style:family="paragraph" style:parent-style-name="Text_20_body" style:list-style-name="L1">
      <style:paragraph-properties fo:margin-top="0.199cm" fo:margin-bottom="0.499cm" loext:contextual-spacing="false"/>
      <style:text-properties officeooo:rsid="003f1f06" officeooo:paragraph-rsid="003f1f06"/>
    </style:style>
    <style:style style:name="P123" style:family="paragraph" style:parent-style-name="Text_20_body" style:list-style-name="L1">
      <style:paragraph-properties fo:margin-top="0.199cm" fo:margin-bottom="0.499cm" loext:contextual-spacing="false"/>
      <style:text-properties officeooo:rsid="003f1f06" officeooo:paragraph-rsid="009f4c91"/>
    </style:style>
    <style:style style:name="P124" style:family="paragraph" style:parent-style-name="Text_20_body" style:list-style-name="L1">
      <style:paragraph-properties fo:margin-top="0.199cm" fo:margin-bottom="0.499cm" loext:contextual-spacing="false"/>
      <style:text-properties officeooo:rsid="003f1f06" officeooo:paragraph-rsid="0044198e"/>
    </style:style>
    <style:style style:name="P125" style:family="paragraph" style:parent-style-name="Text_20_body" style:list-style-name="L1">
      <style:paragraph-properties fo:margin-top="0.199cm" fo:margin-bottom="0.499cm" loext:contextual-spacing="false"/>
      <style:text-properties fo:font-size="14pt" officeooo:rsid="003f1f06" officeooo:paragraph-rsid="003f1f06" style:font-size-asian="14pt" style:font-size-complex="14pt"/>
    </style:style>
    <style:style style:name="P126" style:family="paragraph" style:parent-style-name="Text_20_body" style:list-style-name="L1">
      <style:paragraph-properties fo:margin-top="0.199cm" fo:margin-bottom="0.499cm" loext:contextual-spacing="false"/>
      <style:text-properties officeooo:rsid="00402462" officeooo:paragraph-rsid="0044198e"/>
    </style:style>
    <style:style style:name="P127" style:family="paragraph" style:parent-style-name="Text_20_body" style:list-style-name="L1">
      <style:paragraph-properties fo:margin-top="0.199cm" fo:margin-bottom="0.499cm" loext:contextual-spacing="false"/>
      <style:text-properties officeooo:rsid="00402462" officeooo:paragraph-rsid="00402462"/>
    </style:style>
    <style:style style:name="P128" style:family="paragraph" style:parent-style-name="Text_20_body" style:list-style-name="L1">
      <style:paragraph-properties fo:margin-top="0.199cm" fo:margin-bottom="0.499cm" loext:contextual-spacing="false"/>
      <style:text-properties officeooo:rsid="00402462" officeooo:paragraph-rsid="00974110"/>
    </style:style>
    <style:style style:name="P129" style:family="paragraph" style:parent-style-name="Text_20_body" style:list-style-name="L1">
      <style:paragraph-properties fo:margin-top="0.199cm" fo:margin-bottom="0.499cm" loext:contextual-spacing="false"/>
      <style:text-properties officeooo:rsid="0040382b" officeooo:paragraph-rsid="0040382b"/>
    </style:style>
    <style:style style:name="P130" style:family="paragraph" style:parent-style-name="Text_20_body" style:list-style-name="L1">
      <style:paragraph-properties fo:margin-top="0.199cm" fo:margin-bottom="0.499cm" loext:contextual-spacing="false"/>
      <style:text-properties style:font-name="FreeSans4" fo:font-size="11pt" officeooo:rsid="001dde91" officeooo:paragraph-rsid="00a691f9" style:font-size-asian="11pt" style:font-size-complex="11pt"/>
    </style:style>
    <style:style style:name="P131" style:family="paragraph" style:parent-style-name="Text_20_body" style:list-style-name="L1">
      <style:paragraph-properties fo:margin-top="0.199cm" fo:margin-bottom="0.499cm" loext:contextual-spacing="false"/>
      <style:text-properties style:font-name="FreeSans4" officeooo:rsid="003bd84b" officeooo:paragraph-rsid="00a691f9"/>
    </style:style>
    <style:style style:name="P132" style:family="paragraph" style:parent-style-name="Text_20_body" style:list-style-name="L1">
      <style:paragraph-properties fo:margin-top="0.199cm" fo:margin-bottom="0.499cm" loext:contextual-spacing="false"/>
      <style:text-properties style:font-name="FreeSans4" officeooo:rsid="001dde91" officeooo:paragraph-rsid="00a691f9"/>
    </style:style>
    <style:style style:name="P133" style:family="paragraph" style:parent-style-name="Text_20_body" style:list-style-name="L1">
      <style:paragraph-properties fo:margin-top="0.199cm" fo:margin-bottom="0.499cm" loext:contextual-spacing="false"/>
      <style:text-properties style:font-name="FreeSans4" officeooo:rsid="001dde91" officeooo:paragraph-rsid="00a8e6dd"/>
    </style:style>
    <style:style style:name="P134" style:family="paragraph" style:parent-style-name="Text_20_body" style:list-style-name="L1">
      <style:paragraph-properties fo:margin-top="0.199cm" fo:margin-bottom="0.499cm" loext:contextual-spacing="false"/>
      <style:text-properties style:font-name="FreeSans4" officeooo:rsid="00267a02" officeooo:paragraph-rsid="00a691f9"/>
    </style:style>
    <style:style style:name="P135" style:family="paragraph" style:parent-style-name="Text_20_body" style:list-style-name="L1">
      <style:paragraph-properties fo:margin-top="0.199cm" fo:margin-bottom="0.499cm" loext:contextual-spacing="false"/>
      <style:text-properties style:font-name="FreeSans4" officeooo:rsid="00398671" officeooo:paragraph-rsid="00a691f9"/>
    </style:style>
    <style:style style:name="P136" style:family="paragraph" style:parent-style-name="Text_20_body" style:list-style-name="L1">
      <style:paragraph-properties fo:margin-top="0.199cm" fo:margin-bottom="0.499cm" loext:contextual-spacing="false"/>
      <style:text-properties style:font-name="FreeSans4" officeooo:rsid="003cf7ae" officeooo:paragraph-rsid="00a691f9"/>
    </style:style>
    <style:style style:name="P137" style:family="paragraph" style:parent-style-name="Text_20_body" style:list-style-name="L1">
      <style:paragraph-properties fo:margin-top="0.199cm" fo:margin-bottom="0.499cm" loext:contextual-spacing="false"/>
      <style:text-properties style:font-name="FreeSans4" officeooo:rsid="003df568" officeooo:paragraph-rsid="00a691f9"/>
    </style:style>
    <style:style style:name="P138"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fo:font-size="11pt" officeooo:rsid="003aa6c2" officeooo:paragraph-rsid="0066197a" style:font-size-asian="11pt" style:font-size-complex="11pt"/>
    </style:style>
    <style:style style:name="P139"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ab-stops>
          <style:tab-stop style:position="1.279cm"/>
        </style:tab-stops>
      </style:paragraph-properties>
      <style:text-properties fo:font-size="11pt" officeooo:rsid="003aa6c2" officeooo:paragraph-rsid="0066197a" style:font-size-asian="11pt" style:font-size-complex="11pt"/>
    </style:style>
    <style:style style:name="P140"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style:font-name="FreeSans" fo:font-size="11pt" officeooo:rsid="003aa6c2" officeooo:paragraph-rsid="004db165" style:font-size-asian="11pt" style:font-size-complex="11pt"/>
    </style:style>
    <style:style style:name="P141"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style:font-name="FreeSans" fo:font-size="11pt" officeooo:rsid="00532d48" officeooo:paragraph-rsid="004db165" style:font-size-asian="11pt" style:font-size-complex="11pt"/>
    </style:style>
    <style:style style:name="P142" style:family="paragraph" style:parent-style-name="Text_20_body" style:list-style-name="L1" style:master-page-name="">
      <style:paragraph-properties fo:margin-left="2.223cm" fo:margin-right="0cm" fo:margin-top="0.199cm" fo:margin-bottom="0.499cm" loext:contextual-spacing="false" fo:line-height="120%" fo:text-indent="-0.953cm" style:auto-text-indent="false" style:page-number="auto"/>
      <style:text-properties officeooo:rsid="00402462" officeooo:paragraph-rsid="00974110"/>
    </style:style>
    <style:style style:name="P143" style:family="paragraph" style:parent-style-name="Text_20_body" style:master-page-name="SF_20_default">
      <style:paragraph-properties fo:margin-left="0cm" fo:margin-right="0cm" fo:margin-top="0cm" fo:margin-bottom="0.212cm" loext:contextual-spacing="false" fo:line-height="150%" fo:text-align="center" style:justify-single-word="false" fo:text-indent="0cm"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44" style:family="paragraph" style:parent-style-name="Heading_20_1" style:list-style-name="">
      <style:text-properties fo:font-size="14pt" style:font-size-asian="14pt" style:font-size-complex="14pt"/>
    </style:style>
    <style:style style:name="P145" style:family="paragraph" style:parent-style-name="Contents_20_Heading" style:master-page-name="SF_20_default">
      <style:paragraph-properties style:page-number="auto"/>
      <style:text-properties style:font-name="FreeSans\"/>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9c5098"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officeooo:rsid="0066dd26"/>
    </style:style>
    <style:style style:name="T10" style:family="text">
      <style:text-properties fo:font-weight="normal" style:font-weight-asian="normal" style:font-weight-complex="normal"/>
    </style:style>
    <style:style style:name="T11" style:family="text">
      <style:text-properties fo:font-weight="normal" officeooo:rsid="0047d912" style:font-weight-asian="normal" style:font-weight-complex="normal"/>
    </style:style>
    <style:style style:name="T12" style:family="text">
      <style:text-properties officeooo:rsid="020daf71"/>
    </style:style>
    <style:style style:name="T13" style:family="text">
      <style:text-properties fo:font-size="14pt" style:font-size-asian="14pt" style:font-size-complex="14pt"/>
    </style:style>
    <style:style style:name="T14" style:family="text">
      <style:text-properties fo:font-size="14pt" officeooo:rsid="019a5209" style:font-size-asian="14pt" style:font-size-complex="14pt"/>
    </style:style>
    <style:style style:name="T15" style:family="text">
      <style:text-properties fo:font-size="14pt" officeooo:rsid="019b3faf" style:font-size-asian="14pt" style:font-size-complex="14pt"/>
    </style:style>
    <style:style style:name="T16" style:family="text">
      <style:text-properties fo:font-size="14pt" officeooo:rsid="00499102" style:font-size-asian="14pt" style:font-size-complex="14pt"/>
    </style:style>
    <style:style style:name="T17" style:family="text">
      <style:text-properties fo:font-size="14pt" officeooo:rsid="00543d93" style:font-size-asian="12.25pt" style:font-name-complex="FreeSans" style:font-size-complex="14pt"/>
    </style:style>
    <style:style style:name="T18" style:family="text">
      <style:text-properties officeooo:rsid="019a5209"/>
    </style:style>
    <style:style style:name="T19" style:family="text">
      <style:text-properties officeooo:rsid="01c3abb9"/>
    </style:style>
    <style:style style:name="T20" style:family="text">
      <style:text-properties fo:font-size="11pt" style:font-size-asian="11pt" style:font-size-complex="11pt"/>
    </style:style>
    <style:style style:name="T21" style:family="text">
      <style:text-properties fo:font-size="11pt" officeooo:rsid="003aa6c2" style:font-size-asian="11pt" style:font-size-complex="11pt"/>
    </style:style>
    <style:style style:name="T22" style:family="text">
      <style:text-properties fo:font-size="11pt" officeooo:rsid="004a42fd" style:font-size-asian="11pt" style:font-size-complex="11pt"/>
    </style:style>
    <style:style style:name="T23" style:family="text">
      <style:text-properties fo:font-size="11pt" officeooo:rsid="00730703" style:font-size-asian="11pt" style:font-size-complex="11pt"/>
    </style:style>
    <style:style style:name="T24" style:family="text">
      <style:text-properties fo:font-size="11pt" style:font-size-asian="10.5pt"/>
    </style:style>
    <style:style style:name="T25" style:family="text">
      <style:text-properties fo:font-size="11pt" officeooo:rsid="004efaef" style:font-size-asian="10.5pt"/>
    </style:style>
    <style:style style:name="T26" style:family="text">
      <style:text-properties officeooo:rsid="020e807e"/>
    </style:style>
    <style:style style:name="T27" style:family="text">
      <style:text-properties officeooo:rsid="017dde51"/>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499102"/>
    </style:style>
    <style:style style:name="T33" style:family="text">
      <style:text-properties officeooo:rsid="004b4d68"/>
    </style:style>
    <style:style style:name="T34" style:family="text">
      <style:text-properties officeooo:rsid="004a42fd"/>
    </style:style>
    <style:style style:name="T35" style:family="text">
      <style:text-properties officeooo:rsid="0017d695"/>
    </style:style>
    <style:style style:name="T36" style:family="text">
      <style:text-properties officeooo:rsid="009583c5"/>
    </style:style>
    <style:style style:name="T37" style:family="text">
      <style:text-properties officeooo:rsid="004efaef"/>
    </style:style>
    <style:style style:name="T38" style:family="text">
      <style:text-properties officeooo:rsid="0061b5de"/>
    </style:style>
    <style:style style:name="T39" style:family="text">
      <style:text-properties officeooo:rsid="004fe32b"/>
    </style:style>
    <style:style style:name="T40" style:family="text">
      <style:text-properties officeooo:rsid="0056de86"/>
    </style:style>
    <style:style style:name="T41" style:family="text">
      <style:text-properties style:font-name="FreeSans"/>
    </style:style>
    <style:style style:name="T42" style:family="text">
      <style:text-properties style:font-name="FreeSans" officeooo:rsid="006aac73"/>
    </style:style>
    <style:style style:name="T43" style:family="text">
      <style:text-properties officeooo:rsid="005d72f5"/>
    </style:style>
    <style:style style:name="T44" style:family="text">
      <style:text-properties officeooo:rsid="00600160"/>
    </style:style>
    <style:style style:name="T45" style:family="text">
      <style:text-properties officeooo:rsid="0066197a"/>
    </style:style>
    <style:style style:name="T46" style:family="text">
      <style:text-properties officeooo:rsid="0067ad27"/>
    </style:style>
    <style:style style:name="T47" style:family="text">
      <style:text-properties officeooo:rsid="0068d4f0"/>
    </style:style>
    <style:style style:name="T48" style:family="text">
      <style:text-properties fo:font-size="12pt" style:font-size-asian="12pt" style:font-size-complex="12pt"/>
    </style:style>
    <style:style style:name="T49" style:family="text">
      <style:text-properties fo:font-size="12pt" officeooo:rsid="020daf71" style:font-size-asian="12pt" style:font-size-complex="12pt"/>
    </style:style>
    <style:style style:name="T50" style:family="text">
      <style:text-properties officeooo:rsid="0071b6ad"/>
    </style:style>
    <style:style style:name="T51" style:family="text">
      <style:text-properties officeooo:rsid="00730703"/>
    </style:style>
    <style:style style:name="T52" style:family="text">
      <style:text-properties officeooo:rsid="0063ee5b"/>
    </style:style>
    <style:style style:name="T53" style:family="text">
      <style:text-properties officeooo:rsid="0076a591"/>
    </style:style>
    <style:style style:name="T54" style:family="text">
      <style:text-properties officeooo:rsid="0079773c"/>
    </style:style>
    <style:style style:name="T55" style:family="text">
      <style:text-properties officeooo:rsid="007cefa4"/>
    </style:style>
    <style:style style:name="T56" style:family="text">
      <style:text-properties officeooo:rsid="007e1e9d"/>
    </style:style>
    <style:style style:name="T57" style:family="text">
      <style:text-properties officeooo:rsid="007f4e5f"/>
    </style:style>
    <style:style style:name="T58" style:family="text">
      <style:text-properties officeooo:rsid="008aef29"/>
    </style:style>
    <style:style style:name="T59" style:family="text">
      <style:text-properties officeooo:rsid="008af690"/>
    </style:style>
    <style:style style:name="T60" style:family="text">
      <style:text-properties officeooo:rsid="008c5589"/>
    </style:style>
    <style:style style:name="T61" style:family="text">
      <style:text-properties officeooo:rsid="008dc54d"/>
    </style:style>
    <style:style style:name="T62" style:family="text">
      <style:text-properties officeooo:rsid="009219fc"/>
    </style:style>
    <style:style style:name="T63" style:family="text">
      <style:text-properties officeooo:rsid="00932329"/>
    </style:style>
    <style:style style:name="T64" style:family="text">
      <style:text-properties officeooo:rsid="0094d0a0"/>
    </style:style>
    <style:style style:name="T65" style:family="text">
      <style:text-properties officeooo:rsid="004bfe47" style:font-size-asian="12.25pt" style:font-size-complex="14pt"/>
    </style:style>
    <style:style style:name="T66" style:family="text">
      <style:text-properties officeooo:rsid="0095cad7" style:font-size-asian="12.25pt" style:font-size-complex="14pt"/>
    </style:style>
    <style:style style:name="T67" style:family="text">
      <style:text-properties officeooo:rsid="00a0d6aa"/>
    </style:style>
    <style:style style:name="T68" style:family="text">
      <style:text-properties officeooo:rsid="0040f739"/>
    </style:style>
    <style:style style:name="T69" style:family="text">
      <style:text-properties officeooo:rsid="004464ab"/>
    </style:style>
    <style:style style:name="T70" style:family="text">
      <style:text-properties officeooo:rsid="000f624c"/>
    </style:style>
    <style:style style:name="T71" style:family="text">
      <style:text-properties officeooo:rsid="0046d1cf"/>
    </style:style>
    <style:style style:name="T72" style:family="text">
      <style:text-properties officeooo:rsid="003fa778"/>
    </style:style>
    <style:style style:name="T73" style:family="text">
      <style:text-properties officeooo:rsid="004c69f3"/>
    </style:style>
    <style:style style:name="T74" style:family="text">
      <style:text-properties officeooo:rsid="00a691f9"/>
    </style:style>
    <style:style style:name="T75" style:family="text">
      <style:text-properties officeooo:rsid="00a7c68f"/>
    </style:style>
    <style:style style:name="T76" style:family="text">
      <style:text-properties officeooo:rsid="00a8e6dd"/>
    </style:style>
    <style:style style:name="T77"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5"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3"><text:span text:style-name="T11">Services</text:span><text:span text:style-name="T10"> Agreement</text:span></text:p>
      <text:p text:style-name="P10"/>
      <text:p text:style-name="P12">entered into between</text:p>
      <text:p text:style-name="P10"/>
      <text:p text:style-name="P9">[Insert Full Legal Name of Legal Entity <text:span text:style-name="T39">Representing SF Group</text:span>]</text:p>
      <text:p text:style-name="P11">(hereafter “the Shuttleworth Foundation”)</text:p>
      <text:p text:style-name="P10"/>
      <text:p text:style-name="P10"/>
      <text:p text:style-name="P46"/>
      <text:p text:style-name="P25">and</text:p>
      <text:p text:style-name="P45"/>
      <text:p text:style-name="P47">[Insert Name of Service Provider]</text:p>
      <text:p text:style-name="P24">(hereafter the <text:span text:style-name="T33">Service Provider</text:span>)</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5">Table of Contents</text:p>
          </text:index-title>
          <text:p text:style-name="P81">Contract Specifications<text:tab/>3</text:p>
          <text:p text:style-name="P81">The Parties<text:tab/>6</text:p>
          <text:p text:style-name="P81">Legal Relationship<text:tab/>6</text:p>
          <text:p text:style-name="P79">The Relationship between the Shuttleworth Foundation and Service Provider<text:tab/>6</text:p>
          <text:p text:style-name="P79">Contract Period<text:tab/>7</text:p>
          <text:p text:style-name="P79">Contract Amount<text:tab/>7</text:p>
          <text:p text:style-name="P79">Obligations of Service Provider<text:tab/>8</text:p>
          <text:p text:style-name="P79">Obligations of the Shuttleworth Foundation<text:tab/>8</text:p>
          <text:p text:style-name="P79">Public Association with the Shuttleworth Foundation<text:tab/>9</text:p>
          <text:p text:style-name="P79">Securing Information and Confidentiality<text:tab/>9</text:p>
          <text:p text:style-name="P81">Standard Legal Provisions<text:tab/>11</text:p>
          <text:p text:style-name="P79">Intellectual Property<text:tab/>11</text:p>
          <text:p text:style-name="P80">Creation for this agreement<text:tab/>11</text:p>
          <text:p text:style-name="P80">Vesting<text:tab/>11</text:p>
          <text:p text:style-name="P80">Warranty<text:tab/>12</text:p>
          <text:p text:style-name="P79">How This Agreement Works<text:tab/>12</text:p>
          <text:p text:style-name="P79">Termination other than for Breach<text:tab/>13</text:p>
          <text:p text:style-name="P79">Breach<text:tab/>14</text:p>
          <text:p text:style-name="P79">Effect of Termination<text:tab/>14</text:p>
          <text:p text:style-name="P79">Disputes<text:tab/>14</text:p>
          <text:p text:style-name="P79">Domicilia and Notices<text:tab/>16</text:p>
          <text:p text:style-name="P79">Signature and Conclusion<text:tab/>16</text:p>
          <text:p text:style-name="P81">Record of Signature<text:tab/>2</text:p>
        </text:index-body>
      </text:table-of-content>
      <text:p text:style-name="P49"/>
      <text:p text:style-name="P83"><text:toc-mark-start text:id="IMark102523096" text:outline-level="1"/>Contract Specifications<text:toc-mark-end text:id="IMark102523096"/></text:p>
      <text:p text:style-name="P14"/>
      <text:p text:style-name="P48">This agreement is void if all the Specifications are not completed at the time of Signature.</text:p>
      <text:p text:style-name="P30"/>
      <text:p text:style-name="P15"><text:span text:style-name="T12">Shuttleworth Foundation </text:span>Contract Number:</text:p>
      <text:p text:style-name="P15"/>
      <text:p text:style-name="P16"><text:span text:style-name="T58">Full Legal Name of </text:span>Shuttleworth Foundation <text:span text:style-name="T60">Entity</text:span><office:annotation><dc:creator>Unknown Author</dc:creator><dc:date>2016-01-11T13:39:07</dc:date><text:p text:style-name="P146"><text:span text:style-name="T77">This is where SF will specify which SF company will be defined as the Shuttleworth Foundation for this agreement, e.g. SF IOM, SF Advisers South Africa (Pty) Ltd etc</text:span></text:p></office:annotation>: </text:p>
      <text:p text:style-name="P28"/>
      <text:p text:style-name="P20">Authority of Signatory on Behalf of Shuttleworth Foundation Entity:</text:p>
      <text:p text:style-name="P19"/>
      <text:p text:style-name="P19">Full <text:span text:style-name="T32">Legal </text:span>Name of Service Provider:</text:p>
      <text:p text:style-name="P19"/>
      <text:p text:style-name="P20">Legal Description of Service Provider.</text:p>
      <text:p text:style-name="P27">The Service Provider is</text:p>
      <text:p text:style-name="P27">A. a natural person or</text:p>
      <text:p text:style-name="P27">B. a company, with registration number [insert registration number] registered in [insert where registered e.g. Delaware, Hong Kong]</text:p>
      <text:p text:style-name="P27">C. [When the Service Provider is neither a natural person nor a company but something else such as a university, partnership or trust then state its legal nature and jurisdiction e.g Cayman Islands Trust or Irish State University].</text:p>
      <text:p text:style-name="P31"/>
      <text:p text:style-name="P17">Name of Signatory for Service Provider: </text:p>
      <text:p text:style-name="P32"/>
      <text:p text:style-name="P18">Authority of Signatory:</text:p>
      <text:p text:style-name="P18"><text:s/><text:span text:style-name="T48">The Signatory is <text:s/></text:span><text:line-break/><text:span text:style-name="T49">A. </text:span><text:span text:style-name="T48">also the Service Provider and is </text:span><text:span text:style-name="T49">signing on </text:span><text:span text:style-name="T48">his/her </text:span><text:span text:style-name="T49">own behalf</text:span></text:p>
      <text:p text:style-name="P26">B. <text:span text:style-name="T44">signing on behalf of a company</text:span> <text:line-break/><text:span text:style-name="T44">[Give the </text:span>Title of Person signing on behalf of company e.g. <text:span text:style-name="T60">Chief Executive Officer]</text:span></text:p>
      <text:p text:style-name="P26">C. <text:span text:style-name="T44">Not the Service Provider and not signing on behalf of a company but signing on behalf of the Service Provider</text:span><text:line-break/><text:span text:style-name="T44">[Give a l</text:span>egal description of the <text:span text:style-name="T63">service provider </text:span>t e.g. partnership, <text:span text:style-name="T64">trust </text:span><text:s/><text:span text:style-name="T44">and also describe the role the </text:span>of person signing on behalf of <text:span text:style-name="T63">service provider</text:span> e.g. managing partner <text:span text:style-name="T63">of a partnership</text:span>, <text:span text:style-name="T63">trustee </text:span><text:soft-page-break/><text:span text:style-name="T63">of a trust, agent of another person etc.]</text:span></text:p>
      <text:p text:style-name="P33"/>
      <text:p text:style-name="P28"><text:span text:style-name="T14">Contract Period</text:span><text:span text:style-name="T13">:</text:span> <text:s/></text:p>
      <text:p text:style-name="P34">(DD/MM/YYYY to <text:s/>DD/MM/YYYY<text:span text:style-name="T55">)</text:span></text:p>
      <text:p text:style-name="P44"/>
      <text:p text:style-name="P44"><text:span text:style-name="T14">Contract Amount</text:span><text:span text:style-name="T13">:</text:span> <text:span text:style-name="T59">(The amount must be in numbers, using the applicable currency symbol and then in words using the currency acronym e.g. USD) </text:span></text:p>
      <text:p text:style-name="P35"/>
      <text:p text:style-name="P35"><text:span text:style-name="T18"><text:s/></text:span><text:span text:style-name="T14">Payment Timing</text:span></text:p>
      <text:p text:style-name="P31"/>
      <text:p text:style-name="P31"><text:span text:style-name="T19">A. </text:span>Amount <text:s text:c="66"/>Date<office:annotation><dc:creator>Unknown Author</dc:creator><dc:date>2016-01-14T16:40:07</dc:date><text:p text:style-name="P146"><text:span text:style-name="T77">Where there is more than one amount and payment date these can be specified under A.</text:span></text:p></office:annotation></text:p>
      <text:p text:style-name="P42">XX<text:tab/><text:tab/><text:tab/><text:tab/><text:tab/><text:tab/><text:tab/>xxxxxxxx</text:p>
      <text:p text:style-name="P43">XX<text:tab/><text:tab/><text:tab/><text:tab/><text:tab/><text:tab/><text:tab/>xxxxxxxx</text:p>
      <text:p text:style-name="P31">OR</text:p>
      <text:p text:style-name="P36">B. monthly <text:span text:style-name="T26">in arrears during Contract Period</text:span></text:p>
      <text:p text:style-name="P36">OR </text:p>
      <text:p text:style-name="P37">C. <text:span text:style-name="T59">or on rendering of </text:span><text:s/><text:span text:style-name="T59">] services during </text:span><text:s/>the Contract Period <text:span text:style-name="T62">as follows:</text:span></text:p>
      <text:p text:style-name="P40">Service<text:tab/><text:tab/><text:tab/><text:tab/><text:tab/><text:tab/>Amount</text:p>
      <text:p text:style-name="P41">XXXXXX<text:tab/><text:tab/><text:tab/><text:tab/><text:tab/><text:tab/>XXXXX</text:p>
      <text:p text:style-name="P38"><text:span text:style-name="T62">XXXXXX<text:tab/><text:tab/><text:tab/><text:tab/><text:tab/><text:tab/>XXXXX</text:span>.</text:p>
      <text:p text:style-name="P39"/>
      <text:p text:style-name="P22"/>
      <text:p text:style-name="P23"><text:span text:style-name="T65">B</text:span><text:span text:style-name="T66">anking Details of Service Provider </text:span></text:p>
      <table:table table:name="Table5" table:style-name="Table5">
        <table:table-column table:style-name="Table5.A"/>
        <table:table-column table:style-name="Table5.B"/>
        <table:table-row>
          <table:table-cell table:style-name="Table5.A1" office:value-type="string">
            <text:p text:style-name="P51">Pay Method:</text:p>
          </table:table-cell>
          <table:table-cell table:style-name="Table5.A1" office:value-type="string">
            <text:p text:style-name="P50"/>
          </table:table-cell>
        </table:table-row>
        <table:table-row>
          <table:table-cell table:style-name="Table5.A1" office:value-type="string">
            <text:p text:style-name="P51">Type of Account:</text:p>
          </table:table-cell>
          <table:table-cell table:style-name="Table5.A1" office:value-type="string">
            <text:p text:style-name="P50"/>
          </table:table-cell>
        </table:table-row>
        <table:table-row>
          <table:table-cell table:style-name="Table5.A1" office:value-type="string">
            <text:p text:style-name="P51">Bank:</text:p>
          </table:table-cell>
          <table:table-cell table:style-name="Table5.A1" office:value-type="string">
            <text:p text:style-name="P50"/>
          </table:table-cell>
        </table:table-row>
        <table:table-row>
          <table:table-cell table:style-name="Table5.A1" office:value-type="string">
            <text:p text:style-name="P51">Branch Code:</text:p>
          </table:table-cell>
          <table:table-cell table:style-name="Table5.A1" office:value-type="string">
            <text:p text:style-name="P50"/>
          </table:table-cell>
        </table:table-row>
        <table:table-row>
          <table:table-cell table:style-name="Table5.A5" office:value-type="string">
            <text:p text:style-name="P52">Branch Name:</text:p>
          </table:table-cell>
          <table:table-cell table:style-name="Table5.A5" office:value-type="string">
            <text:p text:style-name="P50"/>
          </table:table-cell>
        </table:table-row>
        <table:table-row>
          <table:table-cell table:style-name="Table5.A1" office:value-type="string">
            <text:p text:style-name="P51">Account Number:</text:p>
          </table:table-cell>
          <table:table-cell table:style-name="Table5.A1" office:value-type="string">
            <text:p text:style-name="P50"/>
          </table:table-cell>
        </table:table-row>
        <table:table-row>
          <table:table-cell table:style-name="Table5.A1" office:value-type="string">
            <text:p text:style-name="P51">Account Holder Name:</text:p>
          </table:table-cell>
          <table:table-cell table:style-name="Table5.A1" office:value-type="string">
            <text:p text:style-name="P50"/>
          </table:table-cell>
        </table:table-row>
        <table:table-row>
          <table:table-cell table:style-name="Table5.A5" office:value-type="string">
            <text:p text:style-name="P52">IBAN/SWIFT Code</text:p>
          </table:table-cell>
          <table:table-cell table:style-name="Table5.A5" office:value-type="string">
            <text:p text:style-name="P50"/>
          </table:table-cell>
        </table:table-row>
        <table:table-row>
          <table:table-cell table:style-name="Table5.A1" office:value-type="string">
            <text:p text:style-name="P51">Relationship <text:span text:style-name="T36">to Account Holder</text:span>:</text:p>
          </table:table-cell>
          <table:table-cell table:style-name="Table5.A1" office:value-type="string">
            <text:p text:style-name="P50"/>
          </table:table-cell>
        </table:table-row>
      </table:table>
      <text:p text:style-name="P65"/>
      <text:p text:style-name="P21"/>
      <text:p text:style-name="P21"/>
      <text:p text:style-name="P29"><text:span text:style-name="T13">Addresses for Notices to the </text:span><text:span text:style-name="T16">Shuttleworth Foundation</text:span><text:span text:style-name="T13">:</text:span> </text:p>
      <text:p text:style-name="P74"><text:soft-page-break/><text:span text:style-name="T2">Notice Address of </text:span><text:span text:style-name="T5">the Shuttleworth Foundation</text:span><text:span text:style-name="T3">: </text:span><text:span text:style-name="T4"><text:s/></text:span><text:span text:style-name="T41">Standard Bank House, 47 - 49 La Motte Street, St. Helier, Jersey JE2 4SZ</text:span></text:p>
      <text:p text:style-name="P73"/>
      <text:p text:style-name="P69">Email <text:span text:style-name="T27">address of the Shuttleworth Foundation: <text:s/>legalnotices@shuttleworthfoundation.org</text:span></text:p>
      <text:p text:style-name="P28"/>
      <text:p text:style-name="P28"><text:span text:style-name="T13">Addresses for Notices to the </text:span><text:span text:style-name="T15">Service Provider</text:span><text:span text:style-name="T13">:</text:span> </text:p>
      <text:p text:style-name="P70"><text:span text:style-name="T32">Physical Address of Service Provider</text:span>: </text:p>
      <text:p text:style-name="P28"/>
      <text:p text:style-name="P28"/>
      <text:p text:style-name="P71">Email <text:span text:style-name="T27">address of Service Provider:</text:span></text:p>
      <text:p text:style-name="P71"/>
      <text:p text:style-name="P68">Law <text:span text:style-name="T67">Chosen </text:span>for Interpretation, Application and Termination of this agreement: </text:p>
      <text:p text:style-name="P72">Manx law.<office:annotation><dc:creator>Unknown Author</dc:creator><dc:date>2016-01-26T11:53:46</dc:date><text:p text:style-name="P146"><text:span text:style-name="T77">Even when an entity other than SF Isle of Man is used the law should be Manx law because the agreement is written for Manx law. Do not change the law chosen without consulting Open Counsel.</text:span></text:p></office:annotation> </text:p>
      <text:p text:style-name="P71"/>
      <text:p text:style-name="P71"><text:span text:style-name="T17">SERVICES</text:span><text:span text:style-name="T17"><office:annotation><dc:creator>Unknown Author</dc:creator><dc:date>2016-01-11T13:44:47</dc:date><text:p text:style-name="P146"><text:span text:style-name="T77">This section will define the services. It must be reviewed by Open Counsel. </text:span></text:p><text:p text:style-name="P146"><text:span text:style-name="T77">To ensure that it is legally clear for each service stipulate the service, frequency e.g. monthly/continually, and who the service provider reports to in respect of that service</text:span></text:p></office:annotation></text:span></text:p>
      <text:p text:style-name="P66"/>
      <text:p text:style-name="P67">Service<text:tab/><text:tab/><text:tab/><text:tab/><text:tab/><text:tab/>Frequency<text:tab/><text:tab/><text:tab/><text:span text:style-name="T62">Report To</text:span></text:p>
      <text:h text:style-name="P85" text:outline-level="2"><text:toc-mark text:string-value="The Parties" text:outline-level="1"/>The Part<text:span text:style-name="T43">ies</text:span></text:h>
      <text:h text:style-name="P78" text:outline-level="2">The Parties are</text:h>
      <text:list xml:id="list3401919143903133796" text:style-name="L1">
        <text:list-item>
          <text:list>
            <text:list-item>
              <text:h text:style-name="P86" text:outline-level="2">the Shuttleworth Foundation as specified in the <text:s/>Contract Specifications,</text:h>
            </text:list-item>
            <text:list-item>
              <text:h text:style-name="P86" text:outline-level="2">the Service Provider a<text:span text:style-name="T40">s</text:span> specified in the Contract Specifications.</text:h>
            </text:list-item>
          </text:list>
          <text:h text:style-name="P86" text:outline-level="2"/>
        </text:list-item>
      </text:list>
      <text:h text:style-name="P77" text:outline-level="2"><text:toc-mark-start text:id="IMark100112408" text:outline-level="1"/>Legal Relationship<text:toc-mark-end text:id="IMark100112408"/></text:h>
      <text:list xml:id="list162748493716813" text:continue-numbering="true" text:style-name="L1">
        <text:list-item>
          <text:h text:style-name="P87" text:outline-level="2"><text:bookmark-start text:name="__RefHeading__6593_372088099"/><text:toc-mark-start text:id="IMark50078408" text:outline-level="2"/>The Relationship between the Shuttleworth Foundation and Service Provider<text:bookmark-end text:name="__RefHeading__6593_372088099"/><text:toc-mark-end text:id="IMark50078408"/></text:h>
          <text:list>
            <text:list-item>
              <text:h text:style-name="P88" text:outline-level="2"><text:span text:style-name="T50">T</text:span>he Service Provider <text:span text:style-name="T54">receives payment of the the </text:span>Contract Amount <text:span text:style-name="T50">in exchange for rendering the services </text:span>described in the Contract Specifications <text:span text:style-name="T50">to the Shuttleworth Foundation</text:span>. The Project Amount is good and sufficient consideration for the Service Provider to render the services. <text:span text:style-name="T54">The Service Provider must act in utmost good faith in rendering the services to the Shuttleworth Foundation.</text:span></text:h>
            </text:list-item>
            <text:list-item>
              <text:h text:style-name="P88" text:outline-level="2"><text:span text:style-name="T50">T</text:span>he Shuttleworth Foundation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h>
              <text:list>
                <text:list-item>
                  <text:h text:style-name="P89" text:outline-level="2"><text:bookmark-start text:name="__RefHeading__6599_372088099"/><text:span text:style-name="T34">T</text:span>he Service Provider has <text:span text:style-name="T34">no a</text:span>uthority to bind the Shuttleworth Foundation and <text:span text:style-name="T34">is </text:span><text:s/>accordingly not entitled to enter into any agreement on behalf of the Shuttleworth Foundation.<text:bookmark-end text:name="__RefHeading__6599_372088099"/></text:h>
                </text:list-item>
                <text:list-item>
                  <text:h text:style-name="P89" text:outline-level="2"><text:bookmark-start text:name="__RefHeading__6601_372088099"/><text:span text:style-name="T34">T</text:span>he Service Provider is <text:span text:style-name="T34">not </text:span>authorised to incur any indebtedness on the part of the Shuttleworth Foundation nor to create any obligation on the part of the Shuttleworth Foundation.<text:bookmark-end text:name="__RefHeading__6601_372088099"/></text:h>
                </text:list-item>
                <text:list-item>
                  <text:h text:style-name="P89" text:outline-level="2"><text:bookmark-start text:name="__RefHeading__6603_372088099"/><text:span text:style-name="T34">T</text:span>he Service Provider <text:span text:style-name="T34">does not a</text:span>cquire any right to any Intellectual Property vested in the Shuttleworth Foundation. However the Shuttleworth Foundation frequently distributes Intellectual Property under public licenses and the Service Provider is free to make use of that Intellectual Property according to the applicable license.<text:bookmark-end text:name="__RefHeading__6603_372088099"/></text:h>
                </text:list-item>
                <text:list-item>
                  <text:h text:style-name="P89" text:outline-level="2"><text:bookmark-start text:name="__RefHeading__6605_372088099"/><text:span text:style-name="T34">T</text:span>he Service Provider may <text:span text:style-name="T34">not </text:span>register or de-register a trademark, URL or design which includes the name or brand of the Shuttleworth Foundation.<text:bookmark-end text:name="__RefHeading__6605_372088099"/></text:h>
                </text:list-item>
                <text:list-item>
                  <text:h text:style-name="P90" text:outline-level="2"><text:bookmark-start text:name="__RefHeading__6607_372088099"/><text:span text:style-name="T50">Except as detailed under Services in the Contract Specifications t</text:span>he Service Provide<text:span text:style-name="T34">r </text:span><text:s/>has <text:span text:style-name="T34">no </text:span>general authority to make any public statements, written or verbal, or publish any document, on behalf of the Shuttleworth Foundation.<text:bookmark-end text:name="__RefHeading__6607_372088099"/></text:h>
                </text:list-item>
              </text:list>
            </text:list-item>
            <text:list-item>
              <text:p text:style-name="P84"><text:span text:style-name="T33">Provision of the services requires the Service Provider to interact with </text:span>legal entities in the Shuttleworth Foundation Group which <text:span text:style-name="T35">is </text:span>currently comprise<text:span text:style-name="T35">d by</text:span>: The Shuttleworth Foundation <text:soft-page-break/>Trust (Jersey); SF Isle of Man Limited; <text:s/>SF Mauritius Limited, <text:span text:style-name="T33">SF Advisors South Africa (Pty) Limited and SF Investments Limited .The Service Provider </text:span>agrees that none of these interactions creates a <text:span text:style-name="T33">contractual </text:span>relationship between the <text:span text:style-name="T33">Service Provider </text:span>and any of entities in the Shuttleworth Foundation Group other than <text:span text:style-name="T33">the entity designated as the Shuttleworth Foundation in the Contract Specifications.</text:span> The <text:span text:style-name="T33">Service Provider </text:span>understand<text:span text:style-name="T56">s</text:span> and acknowledges that there is no legal partnership between any of the legal entities in the Shuttleworth Foundation Group and that nothing in this agreement gives the <text:span text:style-name="T33">Service Provider a</text:span>ny rights against any of the legal entities in the Shuttleworth Foundation Group other than <text:span text:style-name="T33">the the entity designated as the Shuttleworth Foundation in the Contract Specifications.</text:span></text:p>
            </text:list-item>
          </text:list>
        </text:list-item>
        <text:list-item>
          <text:h text:style-name="P104" text:outline-level="2"><text:bookmark-start text:name="__RefHeading__6609_372088099"/><text:toc-mark-start text:id="IMark102407960" text:outline-level="2"/>Contract Period<text:bookmark-end text:name="__RefHeading__6609_372088099"/><text:toc-mark-end text:id="IMark102407960"/></text:h>
          <text:list>
            <text:list-item>
              <text:h text:style-name="P90"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111" text:outline-level="2"><text:bookmark-start text:name="__RefHeading__6613_372088099"/><text:span text:style-name="T22">T</text:span><text:span text:style-name="T20">he Service Provider has </text:span><text:span text:style-name="T22">no </text:span><text:span text:style-name="T20">legal expectation that the Contract Period will be renewed or extended. </text:span><text:span text:style-name="T22">T</text:span><text:span text:style-name="T20">he Shuttleworth Foundation has an absolute discretion to choose whether to extend this agreement. Should the Shuttleworth Foundation choose to extend this agreement the Shuttleworth Foundation may do so multiple times. An extension will be effective if and only if the Shuttleworth Foundation sends a written and signed notice of extension to the Service Provider specifying th</text:span><text:span text:style-name="T22">e ex</text:span><text:span text:style-name="T20">tension period, the deliverables or services to be rendered and </text:span><text:span text:style-name="T22">the extension fee and </text:span><text:span text:style-name="T20">the notice is signed by the Service Provider and sent to the Shuttleworth Foundation </text:span><text:span text:style-name="T23">in the time specified by the Shuttleworth Foundation</text:span><text:span text:style-name="T20">.</text:span><text:bookmark-end text:name="__RefHeading__6613_372088099"/></text:h>
            </text:list-item>
          </text:list>
        </text:list-item>
        <text:list-item>
          <text:h text:style-name="P104" text:outline-level="2"><text:bookmark-start text:name="__RefHeading__6615_372088099"/><text:toc-mark-start text:id="IMark102407960" text:outline-level="2"/>Contract Amount<text:bookmark-end text:name="__RefHeading__6615_372088099"/><text:toc-mark-end text:id="IMark102407960"/></text:h>
          <text:list>
            <text:list-item>
              <text:h text:style-name="P90" text:outline-level="2"><text:bookmark-start text:name="__RefHeading__6617_372088099"/>The Contract Amount set out in the Specifications is the maximum amount which the Shuttleworth Foundation must pay to the Service Provider in terms of this agreement.<text:bookmark-end text:name="__RefHeading__6617_372088099"/></text:h>
            </text:list-item>
            <text:list-item>
              <text:h text:style-name="P90" text:outline-level="2"><text:bookmark-start text:name="__RefHeading__6619_372088099"/>No payment becomes due in terms of this agreement until<text:bookmark-end text:name="__RefHeading__6619_372088099"/></text:h>
              <text:list>
                <text:list-item>
                  <text:h text:style-name="P90" text:outline-level="2"><text:bookmark-start text:name="__RefHeading__6621_372088099"/>the time set out in the Contract Specifications and<text:bookmark-end text:name="__RefHeading__6621_372088099"/></text:h>
                </text:list-item>
                <text:list-item>
                  <text:h text:style-name="P90" text:outline-level="2"><text:bookmark-start text:name="__RefHeading__6623_372088099"/>the Service Provider has provided an invoice to the Shuttleworth Foundation detailing the deliverable or service in terms of which the payment is claimed.<text:bookmark-end text:name="__RefHeading__6623_372088099"/></text:h>
                </text:list-item>
              </text:list>
            </text:list-item>
            <text:list-item>
              <text:h text:style-name="P90" text:outline-level="2"><text:bookmark-start text:name="__RefHeading__6625_372088099"/>the Shuttleworth Foundation has no obligation to pay any amount connected to this agreement unless an invoice detailing the Service in respect of which the amount is claimed is provided to the Shuttleworth Foundation during the Contract Period or within thirty (30) days of the end of the Contract Period. The Service Provider waives any claim whether in contract, tort, enrichment or other legal theory against the Shuttleworth Foundation for any amount not claimed during the Contract Period or within thirty (30) days of termination of the Contract Period.<text:bookmark-end text:name="__RefHeading__6625_372088099"/></text:h>
            </text:list-item>
            <text:list-item>
              <text:h text:style-name="P91" text:outline-level="2"><text:bookmark-start text:name="__RefHeading__6627_372088099"/><text:s/><text:span text:style-name="T42">The Service Provider is responsible for payment of any taxes, duties, levies, national insurance </text:span><text:soft-page-break/><text:span text:style-name="T42">payments or the like which may be owing on the Service Fee. The Service Fee is inclusive of all such charges and no additional amounts shall be paid to the Service Provider for any such charge.</text:span><text:bookmark-end text:name="__RefHeading__6627_372088099"/></text:h>
            </text:list-item>
            <text:list-item>
              <text:h text:style-name="P90" text:outline-level="2"><text:bookmark-start text:name="__RefHeading__6633_372088099"/>the Shuttleworth Foundation may suspend payment of any amount to the Service Provider if the Service Provider has failed to carry out an obligation in this agreement until the Service Provider has carried out the obligation.<text:bookmark-end text:name="__RefHeading__6633_372088099"/></text:h>
            </text:list-item>
          </text:list>
        </text:list-item>
        <text:list-item>
          <text:h text:style-name="P105" text:outline-level="2"><text:bookmark-start text:name="__RefHeading__6641_372088099"/><text:toc-mark-start text:id="IMark102407960" text:outline-level="2"/>Obligations of Service Provider<text:bookmark-end text:name="__RefHeading__6641_372088099"/><text:toc-mark-end text:id="IMark102407960"/></text:h>
          <text:list>
            <text:list-item>
              <text:h text:style-name="P92" text:outline-level="2">The Services Provide <text:span text:style-name="T51">must render the </text:span>services set out in the Contract Specifications</text:h>
            </text:list-item>
            <text:list-item>
              <text:h text:style-name="P93" text:outline-level="2"><text:bookmark-start text:name="__RefHeading__6647_372088099"/>The Service Provider must avoid any conflict of interest between [his/her] own interests and the interests of the Shuttleworth Foundation.<text:bookmark-end text:name="__RefHeading__6647_372088099"/></text:h>
              <text:list>
                <text:list-item>
                  <text:h text:style-name="P112" text:outline-level="2"><text:bookmark-start text:name="__RefHeading__6649_372088099"/>In particular the Service Provider must not undertake any obligation or join any organisation which is contrary <text:span text:style-name="T52">not undertake any obligation or join any organisation which is contrary to the values, vision, mission, objectives, practices and philosophy of the Shuttleworth Foundation. </text:span><text:bookmark-end text:name="__RefHeading__6649_372088099"/></text:h>
                </text:list-item>
                <text:list-item>
                  <text:h text:style-name="P93" text:outline-level="2"><text:bookmark-start text:name="__RefHeading__6651_372088099"/>The Service Provider must immediately advise the Shuttleworth Foundation if a conflict of interest arises.<text:bookmark-end text:name="__RefHeading__6651_372088099"/></text:h>
                </text:list-item>
              </text:list>
            </text:list-item>
            <text:list-item>
              <text:h text:style-name="P93" text:outline-level="2"><text:bookmark-start text:name="__RefHeading__6653_372088099"/>The Service Provider must ensure that Intellectual Property created in terms of this agreement is dealt with as required by the Intellectual Property clause of this agreement.<text:bookmark-end text:name="__RefHeading__6653_372088099"/></text:h>
            </text:list-item>
            <text:list-item>
              <text:h text:style-name="P93" text:outline-level="2"><text:bookmark-start text:name="__RefHeading__6655_372088099"/>The Service Provider must use the appropriate Shuttleworth Foundation logos for resources created by the Service Provider for the purposes of this agreement in accordance with the logo guidelines communicated by the Shuttleworth Foundation, which may be changed from time to time.<text:bookmark-end text:name="__RefHeading__6655_372088099"/></text:h>
            </text:list-item>
          </text:list>
        </text:list-item>
        <text:list-item>
          <text:h text:style-name="P106" text:outline-level="2"><text:toc-mark-start text:id="IMark101968584" text:outline-level="2"/>Obligations of the Shuttleworth Foundation<text:toc-mark-end text:id="IMark101968584"/></text:h>
          <text:list>
            <text:list-item>
              <text:h text:style-name="P94" text:outline-level="2"><text:span text:style-name="T45">T</text:span>he Shuttleworth Foundation must pay any amount due to the Service Provider in terms of this agreement but is not obliged to make payments which in total exceed the Contract Amount.</text:h>
            </text:list-item>
            <text:list-item>
              <text:h text:style-name="P113" text:outline-level="2"><text:span text:style-name="T51">The Shuttleworth Foundation s</text:span>hall give the Service Provider access to the communications network and facilities of <text:span text:style-name="T51">the Shuttleworth Foundation Group </text:span>sufficient to enable <text:span text:style-name="T51">him/</text:span>her to discharge <text:span text:style-name="T51">his/</text:span>her duties. However for purposes of security, confidentiality or the like SF may withdraw access to any of the facilities at any time. The Service Provider is not entitled to continued use of the facilities, and has no right to retrieval of personal email or other communication sent to addresses provided <text:span text:style-name="T9">by the Shuttleworth Foundation or documents or </text:span><text:soft-page-break/><text:span text:style-name="T9">information stored on the Shuttleworth Foundation Group network.</text:span></text:h>
            </text:list-item>
          </text:list>
        </text:list-item>
        <text:list-item>
          <text:h text:style-name="P107" text:outline-level="2"><text:bookmark-start text:name="__RefHeading__6671_372088099"/><text:toc-mark-start text:id="IMark101970424" text:outline-level="2"/>Public Association with the Shuttleworth Foundation<text:bookmark-end text:name="__RefHeading__6671_372088099"/><text:toc-mark-end text:id="IMark101970424"/></text:h>
        </text:list-item>
      </text:list>
      <text:h text:style-name="P76" text:outline-level="2"><text:bookmark-start text:name="__RefHeading__6673_372088099"/>The Service Provider is free to publicise (his/her) association with the Shuttleworth Foundation but must not suggest that the Shuttleworth Foundation endorse any activity or communication which has not been explicitly endorsed by the Shuttleworth Foundation in writing.<text:bookmark-end text:name="__RefHeading__6673_372088099"/></text:h>
      <text:list xml:id="list162747660601550" text:continue-numbering="true" text:style-name="L1">
        <text:list-item>
          <text:h text:style-name="P107" text:outline-level="2"><text:bookmark-start text:name="__RefHeading__6675_372088099"/><text:toc-mark-start text:id="IMark101968584" text:outline-level="2"/>Securing Information and Confidentiality<text:bookmark-end text:name="__RefHeading__6675_372088099"/><text:toc-mark-end text:id="IMark101968584"/></text:h>
          <text:list>
            <text:list-item>
              <text:h text:style-name="P95" text:outline-level="2"><text:bookmark-start text:name="__RefHeading__6677_372088099"/><text:span text:style-name="T45">While </text:span>rendering the Services the Service Provider may come to acquire confidential information of the Shuttleworth Foundation, <text:span text:style-name="T45">other entities in the Shuttleworth Group and alumni or current Fellows of the Shuttleworth Foundation</text:span> including:<text:bookmark-end text:name="__RefHeading__6677_372088099"/></text:h>
              <text:list>
                <text:list-item>
                  <text:h text:style-name="P96" text:outline-level="2"><text:bookmark-start text:name="__RefHeading__6679_372088099"/>information that affects the security of the Shuttleworth Foundation, <text:s/><text:span text:style-name="T45">other entities in the Shuttleworth Group and alumni or current Fellows of the Shuttleworth Foundation</text:span> including:<text:bookmark-end text:name="__RefHeading__6679_372088099"/></text:h>
                  <text:list>
                    <text:list-item>
                      <text:h text:style-name="P138" text:outline-level="2"><text:bookmark-start text:name="__RefHeading__6681_372088099"/>information about the security of offices and other premises from which the Shuttleworth Foundation, <text:s text:c="2"/><text:span text:style-name="T45">other entities in the Shuttleworth Group and alumni or current Fellows of the Shuttleworth Foundation </text:span>operate,<text:bookmark-end text:name="__RefHeading__6681_372088099"/></text:h>
                    </text:list-item>
                    <text:list-item>
                      <text:h text:style-name="P139" text:outline-level="2"><text:bookmark-start text:name="__RefHeading__6683_372088099"/>and information about the security of websites, wikis and other information technology facilities of the Shuttleworth Foundation, <text:span text:style-name="T45">other entities in the Shuttleworth Group and alumni or current Fellows of the Shuttleworth Foundation</text:span>;<text:bookmark-end text:name="__RefHeading__6683_372088099"/></text:h>
                    </text:list-item>
                  </text:list>
                </text:list-item>
                <text:list-item>
                  <text:h text:style-name="P97" text:outline-level="2"><text:bookmark-start text:name="__RefHeading__6685_372088099"/>information about the finances, especially investments, expenditures, and employee remuneration of the Shuttleworth Foundation, <text:span text:style-name="T45">other entities in the Shuttleworth Group and alumni or current Fellows of the Shuttleworth Foundation</text:span>;<text:bookmark-end text:name="__RefHeading__6685_372088099"/></text:h>
                </text:list-item>
                <text:list-item>
                  <text:h text:style-name="P98" text:outline-level="2"><text:bookmark-start text:name="__RefHeading__6687_372088099"/>internal information on staffing and strategy of the Shuttleworth Foundation, <text:span text:style-name="T45">other entities in the Shuttleworth Group and alumni or current Fellows of the Shuttleworth Foundation</text:span>;<text:bookmark-end text:name="__RefHeading__6687_372088099"/></text:h>
                </text:list-item>
                <text:list-item>
                  <text:h text:style-name="P98" text:outline-level="2"><text:bookmark-start text:name="__RefHeading__6689_372088099"/>reasons for funding decisions by the Shuttleworth Foundation <text:span text:style-name="T46">or other entities in the Shuttleworth Group</text:span>;<text:bookmark-end text:name="__RefHeading__6689_372088099"/></text:h>
                </text:list-item>
                <text:list-item>
                  <text:h text:style-name="P98" text:outline-level="2"><text:bookmark-start text:name="__RefHeading__6693_372088099"/>confidential information disclosed to the Shuttleworth Foundation, <text:span text:style-name="T45">other entities in the Shuttleworth Group and alumni or current Fellows of the Shuttleworth Foundation </text:span>by others such as partners, suppliers, co-funders, collaborators and the like;<text:bookmark-end text:name="__RefHeading__6693_372088099"/></text:h>
                </text:list-item>
                <text:list-item>
                  <text:h text:style-name="P99" text:outline-level="2"><text:bookmark-start text:name="__RefHeading__6695_372088099"/>private information of natural persons that the Shuttleworth Foundation <text:span text:style-name="T47">or other entities in the Shuttleworth Group </text:span>has a duty to keep confidential;<text:bookmark-end text:name="__RefHeading__6695_372088099"/></text:h>
                </text:list-item>
                <text:list-item>
                  <text:h text:style-name="P99" text:outline-level="2"><text:bookmark-start text:name="__RefHeading__6697_372088099"/><text:soft-page-break/>confidential reports of the Shuttleworth Foundation or <text:span text:style-name="T45">other entities in the Shuttleworth Group</text:span>; and<text:bookmark-end text:name="__RefHeading__6697_372088099"/></text:h>
                </text:list-item>
                <text:list-item>
                  <text:h text:style-name="P99" text:outline-level="2"><text:bookmark-start text:name="__RefHeading__6699_372088099"/>draft documents prepared by or for the Shuttleworth Foundation, <text:span text:style-name="T45">other entities in the Shuttleworth Group and alumni or current Fellows of the Shuttleworth Foundation </text:span>not ready to be made public or openly distributed.<text:bookmark-end text:name="__RefHeading__6699_372088099"/></text:h>
                </text:list-item>
              </text:list>
            </text:list-item>
            <text:list-item>
              <text:h text:style-name="P95" text:outline-level="2"><text:bookmark-start text:name="__RefHeading__6701_372088099"/>Whether information is confidential is determined by the nature of the information. Information may be confidential even if it is not listed above. If a Service Provider is unsure whether particular information is confidential or not, then [he/she] must consult the <text:span text:style-name="T47">Shuttleworth Foundation </text:span>before disclosing the information.<text:bookmark-end text:name="__RefHeading__6701_372088099"/></text:h>
            </text:list-item>
            <text:list-item>
              <text:h text:style-name="P95" text:outline-level="2"><text:bookmark-start text:name="__RefHeading__6703_372088099"/>Service Providers must not disclose confidential information:<text:bookmark-end text:name="__RefHeading__6703_372088099"/></text:h>
              <text:list>
                <text:list-item>
                  <text:h text:style-name="P99" text:outline-level="2"><text:bookmark-start text:name="__RefHeading__6705_372088099"/>except to the directors, employees, representatives, Fellows or alumni Fellows of the Shuttleworth Foundation <text:span text:style-name="T47">or other entities in the Shuttleworth Group </text:span>so far as necessary to enable them to carry out their <text:span text:style-name="T53">obligations to the Shuttleworth Foundation or other entities in the Shuttleworth Foundation group</text:span>;<text:bookmark-end text:name="__RefHeading__6705_372088099"/></text:h>
                </text:list-item>
                <text:list-item>
                  <text:h text:style-name="P95" text:outline-level="2"><text:bookmark-start text:name="__RefHeading__6707_372088099"/>except to others outside the Shuttleworth Foundation so far as necessary to carry out the Service Provider's obligations in this agreement;<text:bookmark-end text:name="__RefHeading__6707_372088099"/></text:h>
                </text:list-item>
                <text:list-item>
                  <text:h text:style-name="P95" text:outline-level="2"><text:bookmark-start text:name="__RefHeading__6709_372088099"/>unless the information is already in the public domain through no action of the Service Provider;<text:bookmark-end text:name="__RefHeading__6709_372088099"/></text:h>
                </text:list-item>
                <text:list-item>
                  <text:h text:style-name="P95" text:outline-level="2"><text:bookmark-start text:name="__RefHeading__6711_372088099"/>unless the Service Provider is required to do so by a law which does not conflict with the Shuttleworth Foundation's principles and then only if doing so does not endanger the liberty and safety of the directors, trustees, employees, Fellows and alumni Fellows of the Shuttleworth Foundation<text:bookmark-end text:name="__RefHeading__6711_372088099"/></text:h>
                </text:list-item>
              </text:list>
            </text:list-item>
            <text:list-item>
              <text:h text:style-name="P95" text:outline-level="2"><text:bookmark-start text:name="__RefHeading__6713_372088099"/>Service Providers must ensure that systems, communications and documents containing confidential information are secure. the Shuttleworth Foundation may give written notice of minimum standards for ensuring security from time to time and the Service Provider and Fellow shall comply with those standards.<text:bookmark-end text:name="__RefHeading__6713_372088099"/></text:h>
            </text:list-item>
            <text:list-item>
              <text:h text:style-name="P95" text:outline-level="2"><text:bookmark-start text:name="__RefHeading__6715_372088099"/>If a Service Provider discloses information because disclosure is required by law or if a Service Provider has reason to suspect that confidential documents or communications under [his/her] control have been compromised then [he/she] must immediately notify the Shuttleworth Foundation.<text:bookmark-end text:name="__RefHeading__6715_372088099"/></text:h>
              <text:h text:style-name="P95" text:outline-level="2"/>
            </text:list-item>
          </text:list>
          <text:h text:style-name="P102" text:outline-level="2"><text:soft-page-break/>Personal Data</text:h>
          <text:list text:continue-numbering="true">
            <text:list-item>
              <text:h text:style-name="P131" text:outline-level="2">In all dealings with personal data transferred to the Service Provider <text:span text:style-name="T69">by companies in the Shuttleworth Foundation Group the Service Provider </text:span>shall implement and follow <text:span text:style-name="T70">the </text:span>Personal Data Safeguards. Nothing in this agreement shall be construed as requiring the Service Provider to implement the safeguards in respect of personal data acquired in any way other than by transfer from <text:span text:style-name="T71">a company in the Foundation Group</text:span>. </text:h>
            </text:list-item>
            <text:list-item>
              <text:h text:style-name="P133" text:outline-level="2"><text:span text:style-name="T76">The Personal Data Safeguards refers to the Shuttleworth Foundation Personal Data Safeguards 1.0 incorporated in this agreement as Annex A, or a later version issued by the Chief Information Officer or Chief Executive Officer of the Shuttleworth Foundation Group. </text:span>The Personal Data Safeguards 1.0 may be replaced from time to time by the communication of revised Personal Data Safeguards issued by the Chief Information Officer of the <text:span text:style-name="T70">Shuttleworth </text:span>Foundation <text:span text:style-name="T70">Group</text:span>. </text:h>
              <text:list>
                <text:list-item>
                  <text:h text:style-name="P132" text:outline-level="2">The revised Personal Data Safeguards shall replace the previous Personal Data Safeguards in their entirety.</text:h>
                </text:list-item>
                <text:list-item>
                  <text:h text:style-name="P132" text:outline-level="2">Nothing in the Personal Data Safeguards shall be interpreted to ove<text:span text:style-name="T70">r</text:span>ride any provision of the primary text of th<text:span text:style-name="T74">is</text:span> agreement.</text:h>
                </text:list-item>
                <text:list-item>
                  <text:h text:style-name="P132" text:outline-level="2">The Chief Executive Officer of the <text:span text:style-name="T70">Shuttleworth </text:span>Foundation <text:span text:style-name="T70">Group</text:span> may withdraw or replace any revised Personal Data Safeguards issued by the Chief Information Officer.</text:h>
                </text:list-item>
              </text:list>
            </text:list-item>
            <text:list-item>
              <text:h text:style-name="P134" text:outline-level="2"><text:span text:style-name="T72">The Service Provider shall ensure that </text:span>every <text:span text:style-name="T73">person employed or contracted to assist in rendering the services of the Service Provider to the Shuttleworth Foundation a</text:span>gree<text:span text:style-name="T72">s</text:span> <text:span text:style-name="T72">in writing to follow the </text:span>Personal Data Safeguards <text:span text:style-name="T72">in respect of personal data transferred by the Foundation</text:span>.</text:h>
            </text:list-item>
            <text:list-item>
              <text:h text:style-name="P135" text:outline-level="2">The Service Provider shall not transfer personal data to any person without requiring that person to implement the Personal Data Safeguards unless the Personal Data Safeguards themselves stipulate otherwise.</text:h>
            </text:list-item>
            <text:list-item>
              <text:h text:style-name="P131" text:outline-level="2">In processing personal data transferred by a <text:span text:style-name="T71">company in the Foundation Group Service Provider shall</text:span></text:h>
              <text:list>
                <text:list-item>
                  <text:h text:style-name="P136" text:outline-level="2">only process personal data for as long as permitted by Shuttleworth Foundation;</text:h>
                </text:list-item>
                <text:list-item>
                  <text:h text:style-name="P136" text:outline-level="2">only process personal data as instructed in writing by Shuttleworth Foundation;</text:h>
                </text:list-item>
                <text:list-item>
                  <text:h text:style-name="P136" text:outline-level="2">keep personal data confidential;</text:h>
                </text:list-item>
                <text:list-item>
                  <text:h text:style-name="P137" text:outline-level="2"><text:soft-page-break/>implement organisational and security measures to ensure personal data is secure;</text:h>
                </text:list-item>
                <text:list-item>
                  <text:h text:style-name="P137" text:outline-level="2">delete or return any <text:s/>personal data on instruction by Shuttleworth Foundation;</text:h>
                </text:list-item>
              </text:list>
            </text:list-item>
            <text:list-item>
              <text:h text:style-name="P130" text:outline-level="2"><text:span text:style-name="T68">Personal data is transferred by Foundation Group to the Service Provider in [LIST COUNTRIES OUTSIDE THE EU TO WHICH DATA WILL BE TRANSFERRED] such as South Africa] on the express undertaking by the Service Provider that the data shall be processed in compliance with the General Data Protection Regulation of the European Union, and this agreement.</text:span></text:h>
            </text:list-item>
          </text:list>
        </text:list-item>
      </text:list>
      <text:h text:style-name="P144" text:outline-level="1"><text:bookmark-start text:name="__RefHeading__6717_372088099"/><text:toc-mark-start text:id="IMark102011976" text:outline-level="1"/>Standard Legal Provisions<text:bookmark-end text:name="__RefHeading__6717_372088099"/><text:toc-mark-end text:id="IMark102011976"/></text:h>
      <text:list xml:id="list162748138577486" text:continue-numbering="true" text:style-name="L1">
        <text:list-item>
          <text:h text:style-name="P107" text:outline-level="2"><text:bookmark-start text:name="__RefHeading__6719_372088099"/><text:toc-mark-start text:id="IMark101968584" text:outline-level="2"/>Intellectual Property<text:bookmark-end text:name="__RefHeading__6719_372088099"/><text:toc-mark-end text:id="IMark101968584"/></text:h>
          <text:list>
            <text:list-item>
              <text:h text:style-name="P114" text:outline-level="2"><text:toc-mark-start text:id="IMark101970424" text:outline-level="3"/>Creation for this agreement<text:toc-mark-end text:id="IMark101970424"/></text:h>
              <text:list>
                <text:list-item>
                  <text:h text:style-name="P114"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140" text:outline-level="2"><text:bookmark-start text:name="__RefHeading__6725_372088099"/>it is created by the Service Provider to deliver a render a service in terms of this agreement; or<text:bookmark-end text:name="__RefHeading__6725_372088099"/></text:h>
                    </text:list-item>
                    <text:list-item>
                      <text:h text:style-name="P140" text:outline-level="2"><text:bookmark-start text:name="__RefHeading__6727_372088099"/>it is created by the Service Provider to comply with an obligation to the Shuttleworth Foundation in this agreement; or<text:bookmark-end text:name="__RefHeading__6727_372088099"/></text:h>
                    </text:list-item>
                    <text:list-item>
                      <text:h text:style-name="P141" text:outline-level="2"><text:bookmark-start text:name="__RefHeading__3020_399852144"/>It is <text:s/>created by the Service Provider and communicated on behalf of the Shuttleworth Foundation or an other entity in the Shuttleworth Foundation Group or stored in the Information Systems of the Shuttleworth Foundation or an entity in the Shuttleworth Foundation Group.<text:bookmark-end text:name="__RefHeading__3020_399852144"/></text:h>
                    </text:list-item>
                  </text:list>
                </text:list-item>
                <text:list-item>
                  <text:h text:style-name="P114"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118" text:outline-level="2"><text:bookmark-start text:name="__RefHeading__6733_372088099"/><text:toc-mark-start text:id="IMark101970424" text:outline-level="3"/><text:span text:style-name="T21">V</text:span><text:span text:style-name="T20">esting</text:span><text:bookmark-end text:name="__RefHeading__6733_372088099"/><text:toc-mark-end text:id="IMark101970424"/></text:h>
              <text:list>
                <text:list-item>
                  <text:h text:style-name="P115" text:outline-level="2"><text:bookmark-start text:name="__RefHeading__6735_372088099"/>All Intellectual Property created for the purposes of this agreement vests in <text:span text:style-name="T37">the Shuttleworth Foundation.</text:span><text:bookmark-end text:name="__RefHeading__6735_372088099"/></text:h>
                </text:list-item>
                <text:list-item>
                  <text:h text:style-name="P115" text:outline-level="2"><text:bookmark-start text:name="__RefHeading__6737_372088099"/>If registration is required for the creation or vesting of Intellectual Property then registration <text:soft-page-break/>must be in the name of <text:span text:style-name="T37">the Shuttleworth Foundation unless the Chief Executive Officer <text:s/>directs otherwise in writing.</text:span><text:bookmark-end text:name="__RefHeading__6737_372088099"/></text:h>
                </text:list-item>
                <text:list-item>
                  <text:h text:style-name="P115" text:outline-level="2"><text:bookmark-start text:name="__RefHeading__6739_372088099"/>Whenever the Service Provider engage<text:span text:style-name="T37">s</text:span> the assistance of or commission<text:span text:style-name="T57">s</text:span> works from any third party or makes use of the services of an employee to create Intellectual Property for the purposes of this agreement, then <text:span text:style-name="T37">the Service Provider </text:span>must ensure that all Intellectual Property rights vest<text:span text:style-name="T37">s</text:span> in or are assigned to <text:span text:style-name="T37">the Shuttleworth Foundation</text:span>.<text:bookmark-end text:name="__RefHeading__6739_372088099"/></text:h>
                </text:list-item>
                <text:list-item>
                  <text:h text:style-name="P116" text:outline-level="2"><text:bookmark-start text:name="__RefHeading__3022_399852144"/>During and after the Contract Period the Service Provider shall, at the Shuttleworth Foundation's request, execute any confirmatory assignment and any other appropriate documents the Shuttleworth Foundation may require. When called upon to do so by the Shuttleworth Foundation, the Service Provider shall provide all reasonable information, materials, co-operation and/or <text:s/>assistance to the Shuttleworth Foundation to enable the Shuttleworth Foundation to apply to register (where applicable) the Intellectual Property that vests in <text:span text:style-name="T38">the Shuttleworth Foundation</text:span> in terms of this agreement in the name of the Shuttleworth Foundation and prove the Shuttleworth Foundation's title to Intellectual Property before any court or wherever such proof may reasonably be required.<text:bookmark-end text:name="__RefHeading__3022_399852144"/></text:h>
                </text:list-item>
              </text:list>
            </text:list-item>
            <text:list-item>
              <text:h text:style-name="P117" text:outline-level="2"><text:bookmark-start text:name="__RefHeading__6743_372088099"/>The Service Provider shall distribute Intellectual Property created for the purposes of this agreement according to the policies of the Shuttleworth Foundation and as directed by the <text:span text:style-name="T61">Chief Executive Officer</text:span>.<text:bookmark-end text:name="__RefHeading__6743_372088099"/></text:h>
            </text:list-item>
            <text:list-item>
              <text:h text:style-name="P119" text:outline-level="2"><text:bookmark-start text:name="__RefHeading__6797_372088099"/>The Service Provider <text:s/>will not apply for or obtain a patent, utility patent, registered designs, plant breeder's right or similar registered right over any knowledge resource or Intellectual Property created for the purposes of the agreement unless <text:span text:style-name="T37">instructed to do so in writing by the Chief Executive Officer of </text:span><text:span text:style-name="T25">the Shuttleworth Foundation</text:span><text:span text:style-name="T37">.</text:span><text:bookmark-end text:name="__RefHeading__6797_372088099"/></text:h>
            </text:list-item>
            <text:list-item>
              <text:h text:style-name="P120" text:outline-level="2"><text:bookmark-start text:name="__RefHeading__6823_372088099"/><text:toc-mark-start text:id="IMark101968584" text:outline-level="3"/>Warranty<text:bookmark-end text:name="__RefHeading__6823_372088099"/><text:toc-mark-end text:id="IMark101968584"/></text:h>
              <text:h text:style-name="P120" text:outline-level="2">The <text:span text:style-name="T28">Service Provider</text:span> warrant<text:span text:style-name="T37">s</text:span> that Intellectual Property created for the purposes of the agreement will not infringe the Intellectual Property or other rights of any third party and the <text:span text:style-name="T28">Service Provider </text:span>hereby indemnif<text:span text:style-name="T28">y</text:span> and hold<text:span text:style-name="T37">s </text:span><text:span text:style-name="T24">the Shuttleworth Foundation</text:span> harmless against any and all harm, damage, loss and costs, including legal costs, which <text:span text:style-name="T24">the Shuttleworth Foundation</text:span> may suffer from a breach of these warranties. The <text:span text:style-name="T28">Service Provider</text:span> warrant<text:span text:style-name="T37">s </text:span><text:s/>that <text:span text:style-name="T37">she </text:span>ha<text:span text:style-name="T37">s</text:span> the necessary permission, including licences or other lawful permissions, for any third party Intellectual Property included in or distributed with Intellectual Property created for purposes of this agreement.</text:h>
            </text:list-item>
          </text:list>
        </text:list-item>
        <text:list-item>
          <text:h text:style-name="P108" text:outline-level="2"><text:bookmark-start text:name="__RefHeading__6831_372088099"/><text:toc-mark-start text:id="IMark102011976" text:outline-level="2"/>How This Agreement Works<text:bookmark-end text:name="__RefHeading__6831_372088099"/><text:toc-mark-end text:id="IMark102011976"/></text:h>
          <text:list>
            <text:list-item>
              <text:h text:style-name="P121"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text:soft-page-break/>agreement.<text:bookmark-end text:name="__RefHeading__6833_372088099"/></text:h>
            </text:list-item>
            <text:list-item>
              <text:h text:style-name="P122"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122"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123" text:outline-level="2"><text:bookmark-start text:name="__RefHeading__6839_372088099"/>This agreement and all matters incidental thereto, including but not limited to the interpretation, application and termination of this agreement are governed by <text:span text:style-name="T30">the law of the jurisdiction specified in the Contract Specifications.</text:span><text:bookmark-end text:name="__RefHeading__6839_372088099"/></text:h>
            </text:list-item>
            <text:list-item>
              <text:h text:style-name="P122"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122"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122" text:outline-level="2"><text:bookmark-start text:name="__RefHeading__6845_372088099"/>When this agreement refers to a number of days then calculation of that number includes the day on which the event occurs, Saturdays, Sundays, public and bank holidays.<text:bookmark-end text:name="__RefHeading__6845_372088099"/></text:h>
            </text:list-item>
            <text:list-item>
              <text:h text:style-name="P122"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122"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109" text:outline-level="2"><text:bookmark-start text:name="__RefHeading__6851_372088099"/><text:toc-mark-start text:id="IMark101970424" text:outline-level="2"/>Termination other than for Breach<text:bookmark-end text:name="__RefHeading__6851_372088099"/><text:toc-mark-end text:id="IMark101970424"/></text:h>
          <text:list>
            <text:list-item>
              <text:h text:style-name="P122"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122" text:outline-level="2"><text:bookmark-start text:name="__RefHeading__6855_372088099"/><text:soft-page-break/>If a party to this agreement party dies or is finally sequestrated then the agreement will terminate on the day of death or final sequestration.<text:bookmark-end text:name="__RefHeading__6855_372088099"/></text:h>
            </text:list-item>
            <text:list-item>
              <text:h text:style-name="P122" text:outline-level="2"><text:bookmark-start text:name="__RefHeading__6857_372088099"/>If a party to this agreement is permanently disabled or provisionally sequestrated then the Shuttleworth Foundation may elect whether or not to terminate the agreement. If the Shuttleworth Foundation elects to terminate the agreement then the Shuttleworth Foundation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122"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125" text:outline-level="2"><text:bookmark-start text:name="__RefHeading__6861_372088099"/><text:toc-mark-start text:id="IMark101968584" text:outline-level="2"/>Breach<text:bookmark-end text:name="__RefHeading__6861_372088099"/><text:toc-mark-end text:id="IMark101968584"/></text:h>
          <text:list>
            <text:list-item>
              <text:h text:style-name="P122" text:outline-level="2"><text:bookmark-start text:name="__RefHeading__6863_372088099"/>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122" text:outline-level="2"><text:bookmark-start text:name="__RefHeading__6865_372088099"/>In the event that another party to this agreement commits an act that brings the reputation of the Shuttleworth Foundation into disrepute or creates a conflict of interest with the Shuttleworth Foundation, the Shuttleworth Foundation will have the right to terminate the agreement with immediate effect and without prior notice, and the Shuttleworth Foundation is entitled to claim damages.<text:bookmark-end text:name="__RefHeading__6865_372088099"/></text:h>
            </text:list-item>
          </text:list>
        </text:list-item>
        <text:list-item>
          <text:h text:style-name="P125" text:outline-level="2"><text:bookmark-start text:name="__RefHeading__6867_372088099"/><text:toc-mark-start text:id="IMark101968584" text:outline-level="2"/>Effect of Termination<text:bookmark-end text:name="__RefHeading__6867_372088099"/><text:toc-mark-end text:id="IMark101968584"/></text:h>
          <text:list>
            <text:list-item>
              <text:h text:style-name="P100"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101" text:outline-level="2">If the Service Provider has generated any access codes, passwords or similar means of accessing or controlling any aspect of the communications or informations systems of any entity in the Shuttleworth Foundation Group then then Service Provider shall make those available to <text:soft-page-break/>the Shuttleworth Foundation. After termination the Service Provider shall, if required to do so by the Shuttleworth Foundation enable the Shuttleworth Foundation to access or control any communications or information systems of any entity in the Shuttleworth Foundation Group to which the Service Provider has access or control. </text:h>
              <text:h text:style-name="P103" text:outline-level="2"/>
            </text:list-item>
          </text:list>
        </text:list-item>
        <text:list-item>
          <text:h text:style-name="P100" text:outline-level="2"><text:bookmark-start text:name="__RefHeading__6879_372088099"/><text:toc-mark-start text:id="IMark102733672" text:outline-level="2"/>Disputes<text:bookmark-end text:name="__RefHeading__6879_372088099"/><text:toc-mark-end text:id="IMark102733672"/></text:h>
          <text:list>
            <text:list-item>
              <text:h text:style-name="P122"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122" text:outline-level="2"><text:bookmark-start text:name="__RefHeading__6883_372088099"/>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122"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122"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122"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124"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126"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127"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127" text:outline-level="2"><text:bookmark-start text:name="__RefHeading__6899_372088099"/><text:soft-page-break/>The parties will do their best to make sure that the arbitration is held and an award made within sixty (60) days from referral to arbitration.<text:bookmark-end text:name="__RefHeading__6899_372088099"/></text:h>
            </text:list-item>
            <text:list-item>
              <text:h text:style-name="P127"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127" text:outline-level="2"><text:bookmark-start text:name="__RefHeading__6903_372088099"/>The arbitration award will be final and binding.<text:bookmark-end text:name="__RefHeading__6903_372088099"/></text:h>
            </text:list-item>
          </text:list>
        </text:list-item>
        <text:list-item>
          <text:h text:style-name="P110" text:outline-level="2"><text:bookmark-start text:name="__RefHeading__6905_372088099"/><text:toc-mark-start text:id="IMark101968584" text:outline-level="2"/>Domicilia and Notices<text:bookmark-end text:name="__RefHeading__6905_372088099"/><text:toc-mark-end text:id="IMark101968584"/></text:h>
          <text:list>
            <text:list-item>
              <text:h text:style-name="P128" text:outline-level="2">Each Party choose its domicilium citandi et executandi ("Domicilium") for the purposes of the giving of any notice, the payment of any sum, the serving of any process and for any other purpose arising from this agreement <text:s/>their respective addresses <text:s/>set out t in the Contract Specifications.</text:h>
            </text:list-item>
            <text:list-item>
              <text:h text:style-name="P142" text:outline-level="2">Each party is entitled, to vary its Domicilium to any other address which is not a post office box or poste restante by written notice, including by email, to the other parties.</text:h>
            </text:list-item>
            <text:list-item>
              <text:h text:style-name="P127" text:outline-level="2"><text:bookmark-start text:name="__RefHeading__6919_372088099"/>Any notice given and any payment made by one party to another (the "Addressee") which:<text:bookmark-end text:name="__RefHeading__6919_372088099"/></text:h>
              <text:list>
                <text:list-item>
                  <text:h text:style-name="P127"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127" text:outline-level="2"><text:bookmark-start text:name="__RefHeading__6923_372088099"/>is transmitted through an electronic communication system such as electronic mail, and delivery to the Service Provider'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110" text:outline-level="2"><text:bookmark-start text:name="__RefHeading__6925_372088099"/><text:toc-mark-start text:id="IMark101970424" text:outline-level="2"/>Signature and Conclusion<text:bookmark-end text:name="__RefHeading__6925_372088099"/><text:toc-mark-end text:id="IMark101970424"/></text:h>
        </text:list-item>
      </text:list>
      <text:h text:style-name="P75" text:outline-level="2"><text:bookmark-start text:name="__RefHeading__6927_372088099"/>Electronic Form<text:bookmark-end text:name="__RefHeading__6927_372088099"/></text:h>
      <text:list xml:id="list162747522289993" text:continue-numbering="true" text:style-name="L1">
        <text:list-item>
          <text:list>
            <text:list-item>
              <text:h text:style-name="P127"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127" text:outline-level="2"><text:bookmark-start text:name="__RefHeading__6931_372088099"/>Each Party consents to the use of the electronic version of this agreement provided by the Shuttleworth Foundation. The electronic version of this agreement provided by the Shuttleworth Foundation and signed with Electronic Signatures, will be regarded as valid for all legal purposes, and as original” and “in writing” for all legal purposes.<text:bookmark-end text:name="__RefHeading__6931_372088099"/></text:h>
            </text:list-item>
            <text:list-item>
              <text:h text:style-name="P127" text:outline-level="2"><text:bookmark-start text:name="__RefHeading__6933_372088099"/><text:soft-page-break/>Each party consents to the production of the electronic version of the agreement provided by the Shuttleworth Foundation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75" text:outline-level="2"><text:bookmark-start text:name="__RefHeading__6935_372088099"/>Electronic Signature<text:bookmark-end text:name="__RefHeading__6935_372088099"/></text:h>
      <text:list xml:id="list162748461883621" text:continue-numbering="true" text:style-name="L1">
        <text:list-item>
          <text:list>
            <text:list-item>
              <text:h text:style-name="P127" text:outline-level="2"><text:bookmark-start text:name="__RefHeading__6937_372088099"/>The Parties are using Electronic Signatures to conclude this agreement.<text:bookmark-end text:name="__RefHeading__6937_372088099"/></text:h>
            </text:list-item>
            <text:list-item>
              <text:h text:style-name="P127" text:outline-level="2"><text:bookmark-start text:name="__RefHeading__6939_372088099"/>Each Party will be assigned an Electronic Signature by a Third Party Service designated by the Shuttleworth Foundation.<text:bookmark-end text:name="__RefHeading__6939_372088099"/></text:h>
            </text:list-item>
            <text:list-item>
              <text:h text:style-name="P127"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127" text:outline-level="2"><text:bookmark-start text:name="__RefHeading__6943_372088099"/>identifies (himself/herself), and<text:bookmark-end text:name="__RefHeading__6943_372088099"/></text:h>
                </text:list-item>
                <text:list-item>
                  <text:h text:style-name="P127" text:outline-level="2"><text:bookmark-start text:name="__RefHeading__6945_372088099"/>demonstrates an intention to be legally bound, and<text:bookmark-end text:name="__RefHeading__6945_372088099"/></text:h>
                </text:list-item>
                <text:list-item>
                  <text:h text:style-name="P127" text:outline-level="2"><text:bookmark-start text:name="__RefHeading__6947_372088099"/>consents to use of the Electronic Signature for purposes of the previous two sub paragraphs, and<text:bookmark-end text:name="__RefHeading__6947_372088099"/></text:h>
                </text:list-item>
                <text:list-item>
                  <text:h text:style-name="P129"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129" text:outline-level="2"><text:bookmark-start text:name="__RefHeading__6951_372088099"/>The agreement will be concluded when all the parties have associated their assigned Electronic Signature with this agreement as it is provided by the Shuttleworth Foundation.<text:bookmark-end text:name="__RefHeading__6951_372088099"/></text:h>
            </text:list-item>
            <text:list-item>
              <text:h text:style-name="P129" text:outline-level="2"><text:bookmark-start text:name="__RefHeading__6953_372088099"/>Any persons signing this agreement in a representative capacity warrants [his/her] authority to do so.<text:bookmark-end text:name="__RefHeading__6953_372088099"/></text:h>
            </text:list-item>
            <text:list-item>
              <text:h text:style-name="P129" text:outline-level="2"><text:bookmark-start text:name="__RefHeading__6955_372088099"/>An electronic version of this agreement with associated Electronic Signatures constitute prima facie proof of this agreement. <text:s/>A certificate provided by the Third Party Service appointed by the Shuttleworth Foundation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3" text:outline-level="2"/>
      <text:h text:style-name="P143" text:outline-level="2"/>
      <text:h text:style-name="P64" text:outline-level="2"><text:bookmark-start text:name="__RefHeading__6957_372088099"/><text:toc-mark-start text:id="IMark101970424" text:outline-level="1"/>Record of Signature<text:bookmark-end text:name="__RefHeading__6957_372088099"/><text:toc-mark-end text:id="IMark101970424"/></text:h>
      <text:p text:style-name="P54"/>
      <text:p text:style-name="P54"/>
      <text:p text:style-name="P55"/>
      <text:p text:style-name="P57"/>
      <text:p text:style-name="P56"/>
      <text:p text:style-name="P56">__________________________________________</text:p>
      <text:p text:style-name="P56"><text:span text:style-name="T29">Signature </text:span>for and on behalf of the Shuttleworth Foundation</text:p>
      <text:p text:style-name="P61">Date of Signature</text:p>
      <text:p text:style-name="P58"/>
      <text:p text:style-name="P56"/>
      <text:p text:style-name="P57"/>
      <text:p text:style-name="P59"/>
      <text:p text:style-name="P62"/>
      <text:p text:style-name="P62"/>
      <text:p text:style-name="P56">__________________________________________</text:p>
      <text:p text:style-name="P60">for and on behalf of Service Provider</text:p>
      <text:h text:style-name="P63"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6"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4" svg:font-family="FreeSans"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5"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0280000003243E464A9265D3B4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5"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loext: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loext:graphic-properties draw:fill="none" draw:fill-color="#729fcf"/>
      <style:paragraph-properties style:page-number="auto" fo:background-color="transparent" text:number-lines="false" text:line-number="0">
        <style:tab-stops>
          <style:tab-stop style:position="8.5cm" style:type="center"/>
          <style:tab-stop style:position="17cm" style:type="right"/>
        </style:tab-stops>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loext:graphic-properties draw:fill="none" draw:fill-color="#729fcf"/>
      <style:paragraph-properties fo:background-color="transparent" fo:padding="0.049cm" fo:border="0.06pt solid #000000" style:shadow="none" text:number-lines="false" text:line-number="0">
        <style:tab-stops/>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0.6cm" fo:margin-bottom="0.6cm" fo:margin-left="1.499cm" fo:margin-right="1.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true" draw:fill="bitmap" draw:fill-image-name="Bitmape_20_1" style:repeat="stretch" draw:fill-image-ref-point="top-left">
          <style:background-image xlink:href="Pictures/10000000000000280000003243E464A9265D3B40.png" xlink:type="simple" xlink:actuate="onLoad" style:repeat="stretch"/>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2.358cm" svg:width="9.76cm" svg:height="4.145cm" draw:z-index="0"><draw:image xlink:href="Pictures/1000000000000672000004FB71BC5640A47DD3D4.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19</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8-09-05T16:27:46.925794882</dc:date>
    <meta:editing-duration>PT19H12M48S</meta:editing-duration>
    <meta:editing-cycles>95</meta:editing-cycles>
    <meta:generator>LibreOffice/5.1.6.2$Linux_X86_64 LibreOffice_project/10m0$Build-2</meta:generator>
    <meta:document-statistic meta:table-count="1" meta:image-count="1" meta:object-count="0" meta:page-count="19" meta:paragraph-count="236" meta:word-count="5242" meta:character-count="34017" meta:non-whitespace-character-count="28990"/>
  </office:meta>
</office:document-meta>
</file>